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129.43mm"/>
    </style:style>
    <style:style style:name="co3" style:family="table-column">
      <style:table-column-properties fo:break-before="auto" style:column-width="30.85mm"/>
    </style:style>
    <style:style style:name="co4" style:family="table-column">
      <style:table-column-properties fo:break-before="auto" style:column-width="28.9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enter-finder_diffraction_log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/media/benjamin/MyPassport/captures-bloc-calibration-cropped//00000000-0.png</text:p>
          </table:table-cell>
          <table:table-cell office:value-type="float" office:value="1844.12010669611" calcext:value-type="float">
            <text:p>1844.1201066961</text:p>
          </table:table-cell>
          <table:table-cell office:value-type="float" office:value="110.209321287076" calcext:value-type="float">
            <text:p>110.2093212871</text:p>
          </table:table-cell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/media/benjamin/MyPassport/captures-bloc-calibration-cropped//00000000-1.png</text:p>
          </table:table-cell>
          <table:table-cell office:value-type="float" office:value="1844.12005697388" calcext:value-type="float">
            <text:p>1844.1200569739</text:p>
          </table:table-cell>
          <table:table-cell office:value-type="float" office:value="110.205066258376" calcext:value-type="float">
            <text:p>110.205066258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/media/benjamin/MyPassport/captures-bloc-calibration-cropped//00000000-2.png</text:p>
          </table:table-cell>
          <table:table-cell office:value-type="float" office:value="1844.11671644152" calcext:value-type="float">
            <text:p>1844.1167164415</text:p>
          </table:table-cell>
          <table:table-cell office:value-type="float" office:value="110.204439527094" calcext:value-type="float">
            <text:p>110.204439527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/media/benjamin/MyPassport/captures-bloc-calibration-cropped//00000000-3.png</text:p>
          </table:table-cell>
          <table:table-cell office:value-type="float" office:value="1844.11726896351" calcext:value-type="float">
            <text:p>1844.1172689635</text:p>
          </table:table-cell>
          <table:table-cell office:value-type="float" office:value="110.205653831603" calcext:value-type="float">
            <text:p>110.20565383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/media/benjamin/MyPassport/captures-bloc-calibration-cropped//00000000-4.png</text:p>
          </table:table-cell>
          <table:table-cell office:value-type="float" office:value="1844.11895553049" calcext:value-type="float">
            <text:p>1844.1189555305</text:p>
          </table:table-cell>
          <table:table-cell office:value-type="float" office:value="110.206307982034" calcext:value-type="float">
            <text:p>110.20630798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/media/benjamin/MyPassport/captures-bloc-calibration-cropped//00000100-0.png</text:p>
          </table:table-cell>
          <table:table-cell office:value-type="float" office:value="1843.35773392079" calcext:value-type="float">
            <text:p>1843.3577339208</text:p>
          </table:table-cell>
          <table:table-cell office:value-type="float" office:value="110.264136048879" calcext:value-type="float">
            <text:p>110.264136048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/media/benjamin/MyPassport/captures-bloc-calibration-cropped//00000100-1.png</text:p>
          </table:table-cell>
          <table:table-cell office:value-type="float" office:value="1843.352943534" calcext:value-type="float">
            <text:p>1843.352943534</text:p>
          </table:table-cell>
          <table:table-cell office:value-type="float" office:value="110.241421154615" calcext:value-type="float">
            <text:p>110.24142115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media/benjamin/MyPassport/captures-bloc-calibration-cropped//00000100-2.png</text:p>
          </table:table-cell>
          <table:table-cell office:value-type="float" office:value="1843.36361263539" calcext:value-type="float">
            <text:p>1843.3636126354</text:p>
          </table:table-cell>
          <table:table-cell office:value-type="float" office:value="110.287498011667" calcext:value-type="float">
            <text:p>110.287498011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/media/benjamin/MyPassport/captures-bloc-calibration-cropped//00000100-3.png</text:p>
          </table:table-cell>
          <table:table-cell office:value-type="float" office:value="1843.35703717838" calcext:value-type="float">
            <text:p>1843.3570371784</text:p>
          </table:table-cell>
          <table:table-cell office:value-type="float" office:value="110.283482481476" calcext:value-type="float">
            <text:p>110.283482481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/media/benjamin/MyPassport/captures-bloc-calibration-cropped//00000100-4.png</text:p>
          </table:table-cell>
          <table:table-cell office:value-type="float" office:value="1843.3485420277" calcext:value-type="float">
            <text:p>1843.3485420277</text:p>
          </table:table-cell>
          <table:table-cell office:value-type="float" office:value="110.234362402687" calcext:value-type="float">
            <text:p>110.234362402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/media/benjamin/MyPassport/captures-bloc-calibration-cropped//00000200-0.png</text:p>
          </table:table-cell>
          <table:table-cell office:value-type="float" office:value="1842.2684947098" calcext:value-type="float">
            <text:p>1842.2684947098</text:p>
          </table:table-cell>
          <table:table-cell office:value-type="float" office:value="112.350330167144" calcext:value-type="float">
            <text:p>112.350330167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/media/benjamin/MyPassport/captures-bloc-calibration-cropped//00000200-1.png</text:p>
          </table:table-cell>
          <table:table-cell office:value-type="float" office:value="1842.27187253646" calcext:value-type="float">
            <text:p>1842.2718725365</text:p>
          </table:table-cell>
          <table:table-cell office:value-type="float" office:value="112.35085561931" calcext:value-type="float">
            <text:p>112.350855619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/media/benjamin/MyPassport/captures-bloc-calibration-cropped//00000200-2.png</text:p>
          </table:table-cell>
          <table:table-cell office:value-type="float" office:value="1842.27299888319" calcext:value-type="float">
            <text:p>1842.2729988832</text:p>
          </table:table-cell>
          <table:table-cell office:value-type="float" office:value="112.353400603435" calcext:value-type="float">
            <text:p>112.35340060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/media/benjamin/MyPassport/captures-bloc-calibration-cropped//00000200-3.png</text:p>
          </table:table-cell>
          <table:table-cell office:value-type="float" office:value="1842.27050401425" calcext:value-type="float">
            <text:p>1842.2705040143</text:p>
          </table:table-cell>
          <table:table-cell office:value-type="float" office:value="112.35318837459" calcext:value-type="float">
            <text:p>112.35318837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media/benjamin/MyPassport/captures-bloc-calibration-cropped//00000200-4.png</text:p>
          </table:table-cell>
          <table:table-cell office:value-type="float" office:value="1842.27592924653" calcext:value-type="float">
            <text:p>1842.2759292465</text:p>
          </table:table-cell>
          <table:table-cell office:value-type="float" office:value="112.345266414938" calcext:value-type="float">
            <text:p>112.34526641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/media/benjamin/MyPassport/captures-bloc-calibration-cropped//00000300-0.png</text:p>
          </table:table-cell>
          <table:table-cell office:value-type="float" office:value="1841.16549295175" calcext:value-type="float">
            <text:p>1841.1654929518</text:p>
          </table:table-cell>
          <table:table-cell office:value-type="float" office:value="112.462891323375" calcext:value-type="float">
            <text:p>112.46289132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/media/benjamin/MyPassport/captures-bloc-calibration-cropped//00000300-1.png</text:p>
          </table:table-cell>
          <table:table-cell office:value-type="float" office:value="1841.16559179222" calcext:value-type="float">
            <text:p>1841.1655917922</text:p>
          </table:table-cell>
          <table:table-cell office:value-type="float" office:value="112.462805008036" calcext:value-type="float">
            <text:p>112.4628050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/media/benjamin/MyPassport/captures-bloc-calibration-cropped//00000300-2.png</text:p>
          </table:table-cell>
          <table:table-cell office:value-type="float" office:value="1841.17720464685" calcext:value-type="float">
            <text:p>1841.1772046469</text:p>
          </table:table-cell>
          <table:table-cell office:value-type="float" office:value="112.462071368464" calcext:value-type="float">
            <text:p>112.462071368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/media/benjamin/MyPassport/captures-bloc-calibration-cropped//00000300-3.png</text:p>
          </table:table-cell>
          <table:table-cell office:value-type="float" office:value="1841.17765970503" calcext:value-type="float">
            <text:p>1841.177659705</text:p>
          </table:table-cell>
          <table:table-cell office:value-type="float" office:value="112.464796815631" calcext:value-type="float">
            <text:p>112.464796815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/media/benjamin/MyPassport/captures-bloc-calibration-cropped//00000300-4.png</text:p>
          </table:table-cell>
          <table:table-cell office:value-type="float" office:value="1841.16698963826" calcext:value-type="float">
            <text:p>1841.1669896383</text:p>
          </table:table-cell>
          <table:table-cell office:value-type="float" office:value="112.463583749843" calcext:value-type="float">
            <text:p>112.463583749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/media/benjamin/MyPassport/captures-bloc-calibration-cropped//00000400-0.png</text:p>
          </table:table-cell>
          <table:table-cell office:value-type="float" office:value="1840.26541486439" calcext:value-type="float">
            <text:p>1840.2654148644</text:p>
          </table:table-cell>
          <table:table-cell office:value-type="float" office:value="112.514253721071" calcext:value-type="float">
            <text:p>112.514253721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media/benjamin/MyPassport/captures-bloc-calibration-cropped//00000400-1.png</text:p>
          </table:table-cell>
          <table:table-cell office:value-type="float" office:value="1840.30996502144" calcext:value-type="float">
            <text:p>1840.3099650215</text:p>
          </table:table-cell>
          <table:table-cell office:value-type="float" office:value="112.546868711869" calcext:value-type="float">
            <text:p>112.546868711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/media/benjamin/MyPassport/captures-bloc-calibration-cropped//00000400-2.png</text:p>
          </table:table-cell>
          <table:table-cell office:value-type="float" office:value="1840.24989052676" calcext:value-type="float">
            <text:p>1840.2498905268</text:p>
          </table:table-cell>
          <table:table-cell office:value-type="float" office:value="112.495845602822" calcext:value-type="float">
            <text:p>112.495845602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/media/benjamin/MyPassport/captures-bloc-calibration-cropped//00000400-3.png</text:p>
          </table:table-cell>
          <table:table-cell office:value-type="float" office:value="1840.30497481296" calcext:value-type="float">
            <text:p>1840.304974813</text:p>
          </table:table-cell>
          <table:table-cell office:value-type="float" office:value="112.539158600041" calcext:value-type="float">
            <text:p>112.539158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/media/benjamin/MyPassport/captures-bloc-calibration-cropped//00000400-4.png</text:p>
          </table:table-cell>
          <table:table-cell office:value-type="float" office:value="1840.31122846859" calcext:value-type="float">
            <text:p>1840.3112284686</text:p>
          </table:table-cell>
          <table:table-cell office:value-type="float" office:value="112.544620316316" calcext:value-type="float">
            <text:p>112.544620316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/media/benjamin/MyPassport/captures-bloc-calibration-cropped//00000500-0.png</text:p>
          </table:table-cell>
          <table:table-cell office:value-type="float" office:value="1839.5444296557" calcext:value-type="float">
            <text:p>1839.5444296557</text:p>
          </table:table-cell>
          <table:table-cell office:value-type="float" office:value="112.585129186378" calcext:value-type="float">
            <text:p>112.585129186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/media/benjamin/MyPassport/captures-bloc-calibration-cropped//00000500-1.png</text:p>
          </table:table-cell>
          <table:table-cell office:value-type="float" office:value="1839.52287953967" calcext:value-type="float">
            <text:p>1839.5228795397</text:p>
          </table:table-cell>
          <table:table-cell office:value-type="float" office:value="112.576553422081" calcext:value-type="float">
            <text:p>112.576553422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/media/benjamin/MyPassport/captures-bloc-calibration-cropped//00000500-2.png</text:p>
          </table:table-cell>
          <table:table-cell office:value-type="float" office:value="1839.53016718193" calcext:value-type="float">
            <text:p>1839.5301671819</text:p>
          </table:table-cell>
          <table:table-cell office:value-type="float" office:value="112.57429750724" calcext:value-type="float">
            <text:p>112.574297507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/media/benjamin/MyPassport/captures-bloc-calibration-cropped//00000500-3.png</text:p>
          </table:table-cell>
          <table:table-cell office:value-type="float" office:value="1839.53263633072" calcext:value-type="float">
            <text:p>1839.5326363307</text:p>
          </table:table-cell>
          <table:table-cell office:value-type="float" office:value="112.573989738976" calcext:value-type="float">
            <text:p>112.5739897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/media/benjamin/MyPassport/captures-bloc-calibration-cropped//00000500-4.png</text:p>
          </table:table-cell>
          <table:table-cell office:value-type="float" office:value="1839.5610859946" calcext:value-type="float">
            <text:p>1839.5610859946</text:p>
          </table:table-cell>
          <table:table-cell office:value-type="float" office:value="112.589322606285" calcext:value-type="float">
            <text:p>112.589322606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/media/benjamin/MyPassport/captures-bloc-calibration-cropped//00000600-0.png</text:p>
          </table:table-cell>
          <table:table-cell office:value-type="float" office:value="1839.10990519423" calcext:value-type="float">
            <text:p>1839.1099051942</text:p>
          </table:table-cell>
          <table:table-cell office:value-type="float" office:value="112.053444047811" calcext:value-type="float">
            <text:p>112.05344404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/media/benjamin/MyPassport/captures-bloc-calibration-cropped//00000600-1.png</text:p>
          </table:table-cell>
          <table:table-cell office:value-type="float" office:value="1839.1033856396" calcext:value-type="float">
            <text:p>1839.1033856396</text:p>
          </table:table-cell>
          <table:table-cell office:value-type="float" office:value="112.053173523512" calcext:value-type="float">
            <text:p>112.0531735235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/media/benjamin/MyPassport/captures-bloc-calibration-cropped//00000600-2.png</text:p>
          </table:table-cell>
          <table:table-cell office:value-type="float" office:value="1839.10213191095" calcext:value-type="float">
            <text:p>1839.102131911</text:p>
          </table:table-cell>
          <table:table-cell office:value-type="float" office:value="112.059077031977" calcext:value-type="float">
            <text:p>112.059077032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/media/benjamin/MyPassport/captures-bloc-calibration-cropped//00000600-3.png</text:p>
          </table:table-cell>
          <table:table-cell office:value-type="float" office:value="1839.11135463316" calcext:value-type="float">
            <text:p>1839.1113546332</text:p>
          </table:table-cell>
          <table:table-cell office:value-type="float" office:value="112.043881458746" calcext:value-type="float">
            <text:p>112.0438814587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/media/benjamin/MyPassport/captures-bloc-calibration-cropped//00000600-4.png</text:p>
          </table:table-cell>
          <table:table-cell office:value-type="float" office:value="1839.1041364764" calcext:value-type="float">
            <text:p>1839.1041364764</text:p>
          </table:table-cell>
          <table:table-cell office:value-type="float" office:value="112.055259664287" calcext:value-type="float">
            <text:p>112.0552596643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media/benjamin/MyPassport/captures-bloc-calibration-cropped//00000700-0.png</text:p>
          </table:table-cell>
          <table:table-cell office:value-type="float" office:value="1838.1723645595" calcext:value-type="float">
            <text:p>1838.1723645595</text:p>
          </table:table-cell>
          <table:table-cell office:value-type="float" office:value="112.500716829612" calcext:value-type="float">
            <text:p>112.5007168296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/media/benjamin/MyPassport/captures-bloc-calibration-cropped//00000700-1.png</text:p>
          </table:table-cell>
          <table:table-cell office:value-type="float" office:value="1838.17704671663" calcext:value-type="float">
            <text:p>1838.1770467166</text:p>
          </table:table-cell>
          <table:table-cell office:value-type="float" office:value="112.498238637773" calcext:value-type="float">
            <text:p>112.4982386378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/media/benjamin/MyPassport/captures-bloc-calibration-cropped//00000700-2.png</text:p>
          </table:table-cell>
          <table:table-cell office:value-type="float" office:value="1838.17793016868" calcext:value-type="float">
            <text:p>1838.1779301687</text:p>
          </table:table-cell>
          <table:table-cell office:value-type="float" office:value="112.49954971473" calcext:value-type="float">
            <text:p>112.499549714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/media/benjamin/MyPassport/captures-bloc-calibration-cropped//00000700-3.png</text:p>
          </table:table-cell>
          <table:table-cell office:value-type="float" office:value="1838.1764696001" calcext:value-type="float">
            <text:p>1838.1764696001</text:p>
          </table:table-cell>
          <table:table-cell office:value-type="float" office:value="112.500376552473" calcext:value-type="float">
            <text:p>112.500376552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/media/benjamin/MyPassport/captures-bloc-calibration-cropped//00000700-4.png</text:p>
          </table:table-cell>
          <table:table-cell office:value-type="float" office:value="1838.17344946657" calcext:value-type="float">
            <text:p>1838.1734494666</text:p>
          </table:table-cell>
          <table:table-cell office:value-type="float" office:value="112.490240067599" calcext:value-type="float">
            <text:p>112.4902400676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/media/benjamin/MyPassport/captures-bloc-calibration-cropped//00000800-0.png</text:p>
          </table:table-cell>
          <table:table-cell office:value-type="float" office:value="1838.55625042152" calcext:value-type="float">
            <text:p>1838.5562504215</text:p>
          </table:table-cell>
          <table:table-cell office:value-type="float" office:value="112.400545709079" calcext:value-type="float">
            <text:p>112.400545709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/media/benjamin/MyPassport/captures-bloc-calibration-cropped//00000800-1.png</text:p>
          </table:table-cell>
          <table:table-cell office:value-type="float" office:value="1838.55869571033" calcext:value-type="float">
            <text:p>1838.5586957103</text:p>
          </table:table-cell>
          <table:table-cell office:value-type="float" office:value="112.4004313943" calcext:value-type="float">
            <text:p>112.400431394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media/benjamin/MyPassport/captures-bloc-calibration-cropped//00000800-2.png</text:p>
          </table:table-cell>
          <table:table-cell office:value-type="float" office:value="1838.56884414969" calcext:value-type="float">
            <text:p>1838.5688441497</text:p>
          </table:table-cell>
          <table:table-cell office:value-type="float" office:value="112.39324481779" calcext:value-type="float">
            <text:p>112.3932448178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/media/benjamin/MyPassport/captures-bloc-calibration-cropped//00000800-3.png</text:p>
          </table:table-cell>
          <table:table-cell office:value-type="float" office:value="1838.57032826448" calcext:value-type="float">
            <text:p>1838.5703282645</text:p>
          </table:table-cell>
          <table:table-cell office:value-type="float" office:value="112.397743740592" calcext:value-type="float">
            <text:p>112.3977437406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/media/benjamin/MyPassport/captures-bloc-calibration-cropped//00000800-4.png</text:p>
          </table:table-cell>
          <table:table-cell office:value-type="float" office:value="1838.55481465058" calcext:value-type="float">
            <text:p>1838.5548146506</text:p>
          </table:table-cell>
          <table:table-cell office:value-type="float" office:value="112.395525468793" calcext:value-type="float">
            <text:p>112.395525468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/media/benjamin/MyPassport/captures-bloc-calibration-cropped//00000900-0.png</text:p>
          </table:table-cell>
          <table:table-cell office:value-type="float" office:value="1838.56197836344" calcext:value-type="float">
            <text:p>1838.5619783634</text:p>
          </table:table-cell>
          <table:table-cell office:value-type="float" office:value="111.923629468024" calcext:value-type="float">
            <text:p>111.92362946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/media/benjamin/MyPassport/captures-bloc-calibration-cropped//00000900-1.png</text:p>
          </table:table-cell>
          <table:table-cell office:value-type="float" office:value="1839.55052317591" calcext:value-type="float">
            <text:p>1839.5505231759</text:p>
          </table:table-cell>
          <table:table-cell office:value-type="float" office:value="110.903522611783" calcext:value-type="float">
            <text:p>110.9035226118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/media/benjamin/MyPassport/captures-bloc-calibration-cropped//00000900-2.png</text:p>
          </table:table-cell>
          <table:table-cell office:value-type="float" office:value="1838.80532690143" calcext:value-type="float">
            <text:p>1838.8053269014</text:p>
          </table:table-cell>
          <table:table-cell office:value-type="float" office:value="111.725132359723" calcext:value-type="float">
            <text:p>111.7251323597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/media/benjamin/MyPassport/captures-bloc-calibration-cropped//00000900-3.png</text:p>
          </table:table-cell>
          <table:table-cell office:value-type="float" office:value="1838.55627914987" calcext:value-type="float">
            <text:p>1838.5562791499</text:p>
          </table:table-cell>
          <table:table-cell office:value-type="float" office:value="111.896983875068" calcext:value-type="float">
            <text:p>111.896983875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media/benjamin/MyPassport/captures-bloc-calibration-cropped//00000900-4.png</text:p>
          </table:table-cell>
          <table:table-cell office:value-type="float" office:value="1838.55732388865" calcext:value-type="float">
            <text:p>1838.5573238887</text:p>
          </table:table-cell>
          <table:table-cell office:value-type="float" office:value="111.897617093799" calcext:value-type="float">
            <text:p>111.897617093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/media/benjamin/MyPassport/captures-bloc-calibration-cropped//00001000-0.png</text:p>
          </table:table-cell>
          <table:table-cell office:value-type="float" office:value="1837.51248761294" calcext:value-type="float">
            <text:p>1837.512487613</text:p>
          </table:table-cell>
          <table:table-cell office:value-type="float" office:value="112.474421037807" calcext:value-type="float">
            <text:p>112.4744210378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/media/benjamin/MyPassport/captures-bloc-calibration-cropped//00001000-1.png</text:p>
          </table:table-cell>
          <table:table-cell office:value-type="float" office:value="1837.50354290577" calcext:value-type="float">
            <text:p>1837.5035429058</text:p>
          </table:table-cell>
          <table:table-cell office:value-type="float" office:value="112.477886599069" calcext:value-type="float">
            <text:p>112.477886599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/media/benjamin/MyPassport/captures-bloc-calibration-cropped//00001000-2.png</text:p>
          </table:table-cell>
          <table:table-cell office:value-type="float" office:value="1837.50432151014" calcext:value-type="float">
            <text:p>1837.5043215101</text:p>
          </table:table-cell>
          <table:table-cell office:value-type="float" office:value="112.479537652528" calcext:value-type="float">
            <text:p>112.479537652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/media/benjamin/MyPassport/captures-bloc-calibration-cropped//00001000-3.png</text:p>
          </table:table-cell>
          <table:table-cell office:value-type="float" office:value="1837.50350843757" calcext:value-type="float">
            <text:p>1837.5035084376</text:p>
          </table:table-cell>
          <table:table-cell office:value-type="float" office:value="112.478367950643" calcext:value-type="float">
            <text:p>112.4783679506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/media/benjamin/MyPassport/captures-bloc-calibration-cropped//00001000-4.png</text:p>
          </table:table-cell>
          <table:table-cell office:value-type="float" office:value="1837.50188821895" calcext:value-type="float">
            <text:p>1837.501888219</text:p>
          </table:table-cell>
          <table:table-cell office:value-type="float" office:value="112.478129939785" calcext:value-type="float">
            <text:p>112.478129939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/media/benjamin/MyPassport/captures-bloc-calibration-cropped//00001100-0.png</text:p>
          </table:table-cell>
          <table:table-cell office:value-type="float" office:value="1837.45126520775" calcext:value-type="float">
            <text:p>1837.4512652078</text:p>
          </table:table-cell>
          <table:table-cell office:value-type="float" office:value="112.007897366972" calcext:value-type="float">
            <text:p>112.0078973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media/benjamin/MyPassport/captures-bloc-calibration-cropped//00001100-1.png</text:p>
          </table:table-cell>
          <table:table-cell office:value-type="float" office:value="1837.39624441404" calcext:value-type="float">
            <text:p>1837.396244414</text:p>
          </table:table-cell>
          <table:table-cell office:value-type="float" office:value="111.976677552362" calcext:value-type="float">
            <text:p>111.9766775524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/media/benjamin/MyPassport/captures-bloc-calibration-cropped//00001100-2.png</text:p>
          </table:table-cell>
          <table:table-cell office:value-type="float" office:value="1837.44787896284" calcext:value-type="float">
            <text:p>1837.4478789629</text:p>
          </table:table-cell>
          <table:table-cell office:value-type="float" office:value="112.016108626986" calcext:value-type="float">
            <text:p>112.016108627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/media/benjamin/MyPassport/captures-bloc-calibration-cropped//00001100-3.png</text:p>
          </table:table-cell>
          <table:table-cell office:value-type="float" office:value="1837.40493438276" calcext:value-type="float">
            <text:p>1837.4049343828</text:p>
          </table:table-cell>
          <table:table-cell office:value-type="float" office:value="111.971906551208" calcext:value-type="float">
            <text:p>111.971906551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/media/benjamin/MyPassport/captures-bloc-calibration-cropped//00001100-4.png</text:p>
          </table:table-cell>
          <table:table-cell office:value-type="float" office:value="1837.13636778155" calcext:value-type="float">
            <text:p>1837.1363677816</text:p>
          </table:table-cell>
          <table:table-cell office:value-type="float" office:value="111.815022157614" calcext:value-type="float">
            <text:p>111.8150221576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/media/benjamin/MyPassport/captures-bloc-calibration-cropped//00001200-0.png</text:p>
          </table:table-cell>
          <table:table-cell office:value-type="float" office:value="1836.85653465974" calcext:value-type="float">
            <text:p>1836.8565346598</text:p>
          </table:table-cell>
          <table:table-cell office:value-type="float" office:value="112.338489498769" calcext:value-type="float">
            <text:p>112.338489498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/media/benjamin/MyPassport/captures-bloc-calibration-cropped//00001200-1.png</text:p>
          </table:table-cell>
          <table:table-cell office:value-type="float" office:value="1836.86004678871" calcext:value-type="float">
            <text:p>1836.8600467887</text:p>
          </table:table-cell>
          <table:table-cell office:value-type="float" office:value="112.331160263175" calcext:value-type="float">
            <text:p>112.3311602632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/media/benjamin/MyPassport/captures-bloc-calibration-cropped//00001200-2.png</text:p>
          </table:table-cell>
          <table:table-cell office:value-type="float" office:value="1836.86543937387" calcext:value-type="float">
            <text:p>1836.8654393739</text:p>
          </table:table-cell>
          <table:table-cell office:value-type="float" office:value="112.345060020839" calcext:value-type="float">
            <text:p>112.3450600208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media/benjamin/MyPassport/captures-bloc-calibration-cropped//00001200-3.png</text:p>
          </table:table-cell>
          <table:table-cell office:value-type="float" office:value="1836.83878704206" calcext:value-type="float">
            <text:p>1836.8387870421</text:p>
          </table:table-cell>
          <table:table-cell office:value-type="float" office:value="112.326874196664" calcext:value-type="float">
            <text:p>112.326874196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/media/benjamin/MyPassport/captures-bloc-calibration-cropped//00001200-4.png</text:p>
          </table:table-cell>
          <table:table-cell office:value-type="float" office:value="1836.85857693454" calcext:value-type="float">
            <text:p>1836.8585769346</text:p>
          </table:table-cell>
          <table:table-cell office:value-type="float" office:value="112.332262931756" calcext:value-type="float">
            <text:p>112.3322629318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/media/benjamin/MyPassport/captures-bloc-calibration-cropped//00001300-0.png</text:p>
          </table:table-cell>
          <table:table-cell office:value-type="float" office:value="1835.85992806183" calcext:value-type="float">
            <text:p>1835.8599280618</text:p>
          </table:table-cell>
          <table:table-cell office:value-type="float" office:value="111.72967613877" calcext:value-type="float">
            <text:p>111.729676138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/media/benjamin/MyPassport/captures-bloc-calibration-cropped//00001300-1.png</text:p>
          </table:table-cell>
          <table:table-cell office:value-type="float" office:value="1835.85751918614" calcext:value-type="float">
            <text:p>1835.8575191861</text:p>
          </table:table-cell>
          <table:table-cell office:value-type="float" office:value="111.711687432484" calcext:value-type="float">
            <text:p>111.7116874325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/media/benjamin/MyPassport/captures-bloc-calibration-cropped//00001300-2.png</text:p>
          </table:table-cell>
          <table:table-cell office:value-type="float" office:value="1835.85967481491" calcext:value-type="float">
            <text:p>1835.8596748149</text:p>
          </table:table-cell>
          <table:table-cell office:value-type="float" office:value="111.729703314786" calcext:value-type="float">
            <text:p>111.7297033148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/media/benjamin/MyPassport/captures-bloc-calibration-cropped//00001300-3.png</text:p>
          </table:table-cell>
          <table:table-cell office:value-type="float" office:value="1835.86158188703" calcext:value-type="float">
            <text:p>1835.861581887</text:p>
          </table:table-cell>
          <table:table-cell office:value-type="float" office:value="111.746918060915" calcext:value-type="float">
            <text:p>111.7469180609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/media/benjamin/MyPassport/captures-bloc-calibration-cropped//00001300-4.png</text:p>
          </table:table-cell>
          <table:table-cell office:value-type="float" office:value="1835.86342230915" calcext:value-type="float">
            <text:p>1835.8634223092</text:p>
          </table:table-cell>
          <table:table-cell office:value-type="float" office:value="111.740494393519" calcext:value-type="float">
            <text:p>111.7404943935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media/benjamin/MyPassport/captures-bloc-calibration-cropped//00001400-0.png</text:p>
          </table:table-cell>
          <table:table-cell office:value-type="float" office:value="1834.93503655126" calcext:value-type="float">
            <text:p>1834.9350365513</text:p>
          </table:table-cell>
          <table:table-cell office:value-type="float" office:value="112.438564866367" calcext:value-type="float">
            <text:p>112.4385648664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/media/benjamin/MyPassport/captures-bloc-calibration-cropped//00001400-1.png</text:p>
          </table:table-cell>
          <table:table-cell office:value-type="float" office:value="1834.93472742667" calcext:value-type="float">
            <text:p>1834.9347274267</text:p>
          </table:table-cell>
          <table:table-cell office:value-type="float" office:value="112.446193578961" calcext:value-type="float">
            <text:p>112.44619357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/media/benjamin/MyPassport/captures-bloc-calibration-cropped//00001400-2.png</text:p>
          </table:table-cell>
          <table:table-cell office:value-type="float" office:value="1834.93837969343" calcext:value-type="float">
            <text:p>1834.9383796934</text:p>
          </table:table-cell>
          <table:table-cell office:value-type="float" office:value="112.436980039937" calcext:value-type="float">
            <text:p>112.4369800399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/media/benjamin/MyPassport/captures-bloc-calibration-cropped//00001400-3.png</text:p>
          </table:table-cell>
          <table:table-cell office:value-type="float" office:value="1834.93326943377" calcext:value-type="float">
            <text:p>1834.9332694338</text:p>
          </table:table-cell>
          <table:table-cell office:value-type="float" office:value="112.431806326898" calcext:value-type="float">
            <text:p>112.4318063269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/media/benjamin/MyPassport/captures-bloc-calibration-cropped//00001400-4.png</text:p>
          </table:table-cell>
          <table:table-cell office:value-type="float" office:value="1834.93858375903" calcext:value-type="float">
            <text:p>1834.938583759</text:p>
          </table:table-cell>
          <table:table-cell office:value-type="float" office:value="112.433108270647" calcext:value-type="float">
            <text:p>112.4331082706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/media/benjamin/MyPassport/captures-bloc-calibration-cropped//00001500-0.png</text:p>
          </table:table-cell>
          <table:table-cell office:value-type="float" office:value="1834.89914995029" calcext:value-type="float">
            <text:p>1834.8991499503</text:p>
          </table:table-cell>
          <table:table-cell office:value-type="float" office:value="111.687026874283" calcext:value-type="float">
            <text:p>111.6870268743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/media/benjamin/MyPassport/captures-bloc-calibration-cropped//00001500-1.png</text:p>
          </table:table-cell>
          <table:table-cell office:value-type="float" office:value="1834.91028884307" calcext:value-type="float">
            <text:p>1834.9102888431</text:p>
          </table:table-cell>
          <table:table-cell office:value-type="float" office:value="111.683976893656" calcext:value-type="float">
            <text:p>111.6839768937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media/benjamin/MyPassport/captures-bloc-calibration-cropped//00001500-2.png</text:p>
          </table:table-cell>
          <table:table-cell office:value-type="float" office:value="1834.90933592342" calcext:value-type="float">
            <text:p>1834.9093359234</text:p>
          </table:table-cell>
          <table:table-cell office:value-type="float" office:value="111.691112050025" calcext:value-type="float">
            <text:p>111.69111205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/media/benjamin/MyPassport/captures-bloc-calibration-cropped//00001500-3.png</text:p>
          </table:table-cell>
          <table:table-cell office:value-type="float" office:value="1834.91447125951" calcext:value-type="float">
            <text:p>1834.9144712595</text:p>
          </table:table-cell>
          <table:table-cell office:value-type="float" office:value="111.683390979696" calcext:value-type="float">
            <text:p>111.6833909797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/media/benjamin/MyPassport/captures-bloc-calibration-cropped//00001500-4.png</text:p>
          </table:table-cell>
          <table:table-cell office:value-type="float" office:value="1834.90934991744" calcext:value-type="float">
            <text:p>1834.9093499174</text:p>
          </table:table-cell>
          <table:table-cell office:value-type="float" office:value="111.689527342985" calcext:value-type="float">
            <text:p>111.689527343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/media/benjamin/MyPassport/captures-bloc-calibration-cropped//00001600-0.png</text:p>
          </table:table-cell>
          <table:table-cell office:value-type="float" office:value="1834.89058595669" calcext:value-type="float">
            <text:p>1834.8905859567</text:p>
          </table:table-cell>
          <table:table-cell office:value-type="float" office:value="109.309354435071" calcext:value-type="float">
            <text:p>109.3093544351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/media/benjamin/MyPassport/captures-bloc-calibration-cropped//00001600-1.png</text:p>
          </table:table-cell>
          <table:table-cell office:value-type="float" office:value="1834.91236022161" calcext:value-type="float">
            <text:p>1834.9123602216</text:p>
          </table:table-cell>
          <table:table-cell office:value-type="float" office:value="109.296624922012" calcext:value-type="float">
            <text:p>109.29662492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/media/benjamin/MyPassport/captures-bloc-calibration-cropped//00001600-2.png</text:p>
          </table:table-cell>
          <table:table-cell office:value-type="float" office:value="1834.91322505849" calcext:value-type="float">
            <text:p>1834.9132250585</text:p>
          </table:table-cell>
          <table:table-cell office:value-type="float" office:value="109.300437628192" calcext:value-type="float">
            <text:p>109.300437628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/media/benjamin/MyPassport/captures-bloc-calibration-cropped//00001600-3.png</text:p>
          </table:table-cell>
          <table:table-cell office:value-type="float" office:value="1834.92194658977" calcext:value-type="float">
            <text:p>1834.9219465898</text:p>
          </table:table-cell>
          <table:table-cell office:value-type="float" office:value="109.29233106811" calcext:value-type="float">
            <text:p>109.2923310681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/media/benjamin/MyPassport/captures-bloc-calibration-cropped//00001600-4.png</text:p>
          </table:table-cell>
          <table:table-cell office:value-type="float" office:value="1834.91265924143" calcext:value-type="float">
            <text:p>1834.9126592414</text:p>
          </table:table-cell>
          <table:table-cell office:value-type="float" office:value="109.299792259033" calcext:value-type="float">
            <text:p>109.29979225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/media/benjamin/MyPassport/captures-bloc-calibration-cropped//00001700-0.png</text:p>
          </table:table-cell>
          <table:table-cell office:value-type="float" office:value="1833.82020108219" calcext:value-type="float">
            <text:p>1833.8202010822</text:p>
          </table:table-cell>
          <table:table-cell office:value-type="float" office:value="110.184469361007" calcext:value-type="float">
            <text:p>110.184469361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/media/benjamin/MyPassport/captures-bloc-calibration-cropped//00001700-1.png</text:p>
          </table:table-cell>
          <table:table-cell office:value-type="float" office:value="1833.83911143165" calcext:value-type="float">
            <text:p>1833.8391114317</text:p>
          </table:table-cell>
          <table:table-cell office:value-type="float" office:value="110.155825365382" calcext:value-type="float">
            <text:p>110.155825365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/media/benjamin/MyPassport/captures-bloc-calibration-cropped//00001700-2.png</text:p>
          </table:table-cell>
          <table:table-cell office:value-type="float" office:value="1833.83261984989" calcext:value-type="float">
            <text:p>1833.8326198499</text:p>
          </table:table-cell>
          <table:table-cell office:value-type="float" office:value="110.165440284487" calcext:value-type="float">
            <text:p>110.1654402845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/media/benjamin/MyPassport/captures-bloc-calibration-cropped//00001700-3.png</text:p>
          </table:table-cell>
          <table:table-cell office:value-type="float" office:value="1833.83071742716" calcext:value-type="float">
            <text:p>1833.8307174272</text:p>
          </table:table-cell>
          <table:table-cell office:value-type="float" office:value="110.174379903154" calcext:value-type="float">
            <text:p>110.1743799032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/media/benjamin/MyPassport/captures-bloc-calibration-cropped//00001700-4.png</text:p>
          </table:table-cell>
          <table:table-cell office:value-type="float" office:value="1833.84467425426" calcext:value-type="float">
            <text:p>1833.8446742543</text:p>
          </table:table-cell>
          <table:table-cell office:value-type="float" office:value="110.159122988156" calcext:value-type="float">
            <text:p>110.1591229882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/media/benjamin/MyPassport/captures-bloc-calibration-cropped//00001800-0.png</text:p>
          </table:table-cell>
          <table:table-cell office:value-type="float" office:value="1833.56556008821" calcext:value-type="float">
            <text:p>1833.5655600882</text:p>
          </table:table-cell>
          <table:table-cell office:value-type="float" office:value="111.635111451194" calcext:value-type="float">
            <text:p>111.635111451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/media/benjamin/MyPassport/captures-bloc-calibration-cropped//00001800-1.png</text:p>
          </table:table-cell>
          <table:table-cell office:value-type="float" office:value="1833.56447673942" calcext:value-type="float">
            <text:p>1833.5644767394</text:p>
          </table:table-cell>
          <table:table-cell office:value-type="float" office:value="111.637061289598" calcext:value-type="float">
            <text:p>111.6370612896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/media/benjamin/MyPassport/captures-bloc-calibration-cropped//00001800-2.png</text:p>
          </table:table-cell>
          <table:table-cell office:value-type="float" office:value="1833.56542944012" calcext:value-type="float">
            <text:p>1833.5654294401</text:p>
          </table:table-cell>
          <table:table-cell office:value-type="float" office:value="111.637060787667" calcext:value-type="float">
            <text:p>111.6370607877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/media/benjamin/MyPassport/captures-bloc-calibration-cropped//00001800-3.png</text:p>
          </table:table-cell>
          <table:table-cell office:value-type="float" office:value="1833.57719536815" calcext:value-type="float">
            <text:p>1833.5771953682</text:p>
          </table:table-cell>
          <table:table-cell office:value-type="float" office:value="111.635079592507" calcext:value-type="float">
            <text:p>111.6350795925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/media/benjamin/MyPassport/captures-bloc-calibration-cropped//00001800-4.png</text:p>
          </table:table-cell>
          <table:table-cell office:value-type="float" office:value="1833.56413403018" calcext:value-type="float">
            <text:p>1833.5641340302</text:p>
          </table:table-cell>
          <table:table-cell office:value-type="float" office:value="111.635774113018" calcext:value-type="float">
            <text:p>111.635774113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/media/benjamin/MyPassport/captures-bloc-calibration-cropped//00001900-0.png</text:p>
          </table:table-cell>
          <table:table-cell office:value-type="float" office:value="1832.43254933438" calcext:value-type="float">
            <text:p>1832.4325493344</text:p>
          </table:table-cell>
          <table:table-cell office:value-type="float" office:value="112.017937177304" calcext:value-type="float">
            <text:p>112.0179371773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/media/benjamin/MyPassport/captures-bloc-calibration-cropped//00001900-1.png</text:p>
          </table:table-cell>
          <table:table-cell office:value-type="float" office:value="1832.43176343759" calcext:value-type="float">
            <text:p>1832.4317634376</text:p>
          </table:table-cell>
          <table:table-cell office:value-type="float" office:value="112.022717681141" calcext:value-type="float">
            <text:p>112.0227176811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/media/benjamin/MyPassport/captures-bloc-calibration-cropped//00001900-2.png</text:p>
          </table:table-cell>
          <table:table-cell office:value-type="float" office:value="1832.43431139369" calcext:value-type="float">
            <text:p>1832.4343113937</text:p>
          </table:table-cell>
          <table:table-cell office:value-type="float" office:value="112.022159970347" calcext:value-type="float">
            <text:p>112.0221599703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/media/benjamin/MyPassport/captures-bloc-calibration-cropped//00001900-3.png</text:p>
          </table:table-cell>
          <table:table-cell office:value-type="float" office:value="1832.43257850151" calcext:value-type="float">
            <text:p>1832.4325785015</text:p>
          </table:table-cell>
          <table:table-cell office:value-type="float" office:value="112.017510236943" calcext:value-type="float">
            <text:p>112.0175102369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/media/benjamin/MyPassport/captures-bloc-calibration-cropped//00001900-4.png</text:p>
          </table:table-cell>
          <table:table-cell office:value-type="float" office:value="1832.43112308144" calcext:value-type="float">
            <text:p>1832.4311230815</text:p>
          </table:table-cell>
          <table:table-cell office:value-type="float" office:value="112.019438391013" calcext:value-type="float">
            <text:p>112.019438391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/media/benjamin/MyPassport/captures-bloc-calibration-cropped//00002000-0.png</text:p>
          </table:table-cell>
          <table:table-cell office:value-type="float" office:value="1831.95618530211" calcext:value-type="float">
            <text:p>1831.9561853021</text:p>
          </table:table-cell>
          <table:table-cell office:value-type="float" office:value="110.982022619346" calcext:value-type="float">
            <text:p>110.9820226193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/media/benjamin/MyPassport/captures-bloc-calibration-cropped//00002000-1.png</text:p>
          </table:table-cell>
          <table:table-cell office:value-type="float" office:value="1831.90045284272" calcext:value-type="float">
            <text:p>1831.9004528427</text:p>
          </table:table-cell>
          <table:table-cell office:value-type="float" office:value="110.907791256334" calcext:value-type="float">
            <text:p>110.9077912563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/media/benjamin/MyPassport/captures-bloc-calibration-cropped//00002000-2.png</text:p>
          </table:table-cell>
          <table:table-cell office:value-type="float" office:value="1831.95688884198" calcext:value-type="float">
            <text:p>1831.956888842</text:p>
          </table:table-cell>
          <table:table-cell office:value-type="float" office:value="111.014479701779" calcext:value-type="float">
            <text:p>111.0144797018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/media/benjamin/MyPassport/captures-bloc-calibration-cropped//00002000-3.png</text:p>
          </table:table-cell>
          <table:table-cell office:value-type="float" office:value="1831.95371541308" calcext:value-type="float">
            <text:p>1831.9537154131</text:p>
          </table:table-cell>
          <table:table-cell office:value-type="float" office:value="110.998351825833" calcext:value-type="float">
            <text:p>110.998351825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/media/benjamin/MyPassport/captures-bloc-calibration-cropped//00002000-4.png</text:p>
          </table:table-cell>
          <table:table-cell office:value-type="float" office:value="1832.59414953886" calcext:value-type="float">
            <text:p>1832.5941495389</text:p>
          </table:table-cell>
          <table:table-cell office:value-type="float" office:value="110.639128477437" calcext:value-type="float">
            <text:p>110.6391284774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/media/benjamin/MyPassport/captures-bloc-calibration-cropped//00002100-0.png</text:p>
          </table:table-cell>
          <table:table-cell office:value-type="float" office:value="1831.96632810724" calcext:value-type="float">
            <text:p>1831.9663281073</text:p>
          </table:table-cell>
          <table:table-cell office:value-type="float" office:value="111.080132451925" calcext:value-type="float">
            <text:p>111.0801324519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/media/benjamin/MyPassport/captures-bloc-calibration-cropped//00002100-1.png</text:p>
          </table:table-cell>
          <table:table-cell office:value-type="float" office:value="1831.99004833093" calcext:value-type="float">
            <text:p>1831.9900483309</text:p>
          </table:table-cell>
          <table:table-cell office:value-type="float" office:value="111.082401777996" calcext:value-type="float">
            <text:p>111.082401778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/media/benjamin/MyPassport/captures-bloc-calibration-cropped//00002100-2.png</text:p>
          </table:table-cell>
          <table:table-cell office:value-type="float" office:value="1831.98867461524" calcext:value-type="float">
            <text:p>1831.9886746152</text:p>
          </table:table-cell>
          <table:table-cell office:value-type="float" office:value="111.087437215243" calcext:value-type="float">
            <text:p>111.0874372152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/media/benjamin/MyPassport/captures-bloc-calibration-cropped//00002100-3.png</text:p>
          </table:table-cell>
          <table:table-cell office:value-type="float" office:value="1831.98751092822" calcext:value-type="float">
            <text:p>1831.9875109282</text:p>
          </table:table-cell>
          <table:table-cell office:value-type="float" office:value="111.087903856585" calcext:value-type="float">
            <text:p>111.087903856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/media/benjamin/MyPassport/captures-bloc-calibration-cropped//00002100-4.png</text:p>
          </table:table-cell>
          <table:table-cell office:value-type="float" office:value="1831.99042464479" calcext:value-type="float">
            <text:p>1831.9904246448</text:p>
          </table:table-cell>
          <table:table-cell office:value-type="float" office:value="111.087162436959" calcext:value-type="float">
            <text:p>111.08716243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/media/benjamin/MyPassport/captures-bloc-calibration-cropped//00002200-0.png</text:p>
          </table:table-cell>
          <table:table-cell office:value-type="float" office:value="1830.80724579725" calcext:value-type="float">
            <text:p>1830.8072457973</text:p>
          </table:table-cell>
          <table:table-cell office:value-type="float" office:value="110.55061671206" calcext:value-type="float">
            <text:p>110.550616712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/media/benjamin/MyPassport/captures-bloc-calibration-cropped//00002200-1.png</text:p>
          </table:table-cell>
          <table:table-cell office:value-type="float" office:value="1830.25789704426" calcext:value-type="float">
            <text:p>1830.2578970443</text:p>
          </table:table-cell>
          <table:table-cell office:value-type="float" office:value="110.547341895334" calcext:value-type="float">
            <text:p>110.5473418953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/media/benjamin/MyPassport/captures-bloc-calibration-cropped//00002200-2.png</text:p>
          </table:table-cell>
          <table:table-cell office:value-type="float" office:value="1830.15093236912" calcext:value-type="float">
            <text:p>1830.1509323691</text:p>
          </table:table-cell>
          <table:table-cell office:value-type="float" office:value="110.547225867122" calcext:value-type="float">
            <text:p>110.547225867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/media/benjamin/MyPassport/captures-bloc-calibration-cropped//00002200-3.png</text:p>
          </table:table-cell>
          <table:table-cell office:value-type="float" office:value="1830.149859231" calcext:value-type="float">
            <text:p>1830.149859231</text:p>
          </table:table-cell>
          <table:table-cell office:value-type="float" office:value="110.548085725573" calcext:value-type="float">
            <text:p>110.5480857256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/media/benjamin/MyPassport/captures-bloc-calibration-cropped//00002200-4.png</text:p>
          </table:table-cell>
          <table:table-cell office:value-type="float" office:value="1830.15043148915" calcext:value-type="float">
            <text:p>1830.1504314892</text:p>
          </table:table-cell>
          <table:table-cell office:value-type="float" office:value="110.551107224786" calcext:value-type="float">
            <text:p>110.5511072248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/media/benjamin/MyPassport/captures-bloc-calibration-cropped//00002300-0.png</text:p>
          </table:table-cell>
          <table:table-cell office:value-type="float" office:value="1830.53526544828" calcext:value-type="float">
            <text:p>1830.5352654483</text:p>
          </table:table-cell>
          <table:table-cell office:value-type="float" office:value="110.958127102428" calcext:value-type="float">
            <text:p>110.95812710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/media/benjamin/MyPassport/captures-bloc-calibration-cropped//00002300-1.png</text:p>
          </table:table-cell>
          <table:table-cell office:value-type="float" office:value="1830.53933505886" calcext:value-type="float">
            <text:p>1830.5393350589</text:p>
          </table:table-cell>
          <table:table-cell office:value-type="float" office:value="110.949898570643" calcext:value-type="float">
            <text:p>110.9498985706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/media/benjamin/MyPassport/captures-bloc-calibration-cropped//00002300-2.png</text:p>
          </table:table-cell>
          <table:table-cell office:value-type="float" office:value="1830.56951902752" calcext:value-type="float">
            <text:p>1830.5695190275</text:p>
          </table:table-cell>
          <table:table-cell office:value-type="float" office:value="110.845972825915" calcext:value-type="float">
            <text:p>110.8459728259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/media/benjamin/MyPassport/captures-bloc-calibration-cropped//00002300-3.png</text:p>
          </table:table-cell>
          <table:table-cell office:value-type="float" office:value="1830.5175456726" calcext:value-type="float">
            <text:p>1830.5175456726</text:p>
          </table:table-cell>
          <table:table-cell office:value-type="float" office:value="110.911062973689" calcext:value-type="float">
            <text:p>110.9110629737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/media/benjamin/MyPassport/captures-bloc-calibration-cropped//00002300-4.png</text:p>
          </table:table-cell>
          <table:table-cell office:value-type="float" office:value="1830.55761442921" calcext:value-type="float">
            <text:p>1830.5576144292</text:p>
          </table:table-cell>
          <table:table-cell office:value-type="float" office:value="110.86167931363" calcext:value-type="float">
            <text:p>110.8616793136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/media/benjamin/MyPassport/captures-bloc-calibration-cropped//00002400-0.png</text:p>
          </table:table-cell>
          <table:table-cell office:value-type="float" office:value="1830.69966716399" calcext:value-type="float">
            <text:p>1830.699667164</text:p>
          </table:table-cell>
          <table:table-cell office:value-type="float" office:value="110.452998532291" calcext:value-type="float">
            <text:p>110.4529985323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/media/benjamin/MyPassport/captures-bloc-calibration-cropped//00002400-1.png</text:p>
          </table:table-cell>
          <table:table-cell office:value-type="float" office:value="1830.6966819614" calcext:value-type="float">
            <text:p>1830.6966819614</text:p>
          </table:table-cell>
          <table:table-cell office:value-type="float" office:value="110.450148493756" calcext:value-type="float">
            <text:p>110.450148493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/media/benjamin/MyPassport/captures-bloc-calibration-cropped//00002400-2.png</text:p>
          </table:table-cell>
          <table:table-cell office:value-type="float" office:value="1830.74237251675" calcext:value-type="float">
            <text:p>1830.7423725168</text:p>
          </table:table-cell>
          <table:table-cell office:value-type="float" office:value="110.463384391339" calcext:value-type="float">
            <text:p>110.4633843913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/media/benjamin/MyPassport/captures-bloc-calibration-cropped//00002400-3.png</text:p>
          </table:table-cell>
          <table:table-cell office:value-type="float" office:value="1830.75077716714" calcext:value-type="float">
            <text:p>1830.7507771671</text:p>
          </table:table-cell>
          <table:table-cell office:value-type="float" office:value="110.470716434081" calcext:value-type="float">
            <text:p>110.4707164341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/media/benjamin/MyPassport/captures-bloc-calibration-cropped//00002400-4.png</text:p>
          </table:table-cell>
          <table:table-cell office:value-type="float" office:value="1830.75047975912" calcext:value-type="float">
            <text:p>1830.7504797591</text:p>
          </table:table-cell>
          <table:table-cell office:value-type="float" office:value="110.472261387576" calcext:value-type="float">
            <text:p>110.4722613876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/media/benjamin/MyPassport/captures-bloc-calibration-cropped//00002500-0.png</text:p>
          </table:table-cell>
          <table:table-cell office:value-type="float" office:value="1829.92213330553" calcext:value-type="float">
            <text:p>1829.9221333055</text:p>
          </table:table-cell>
          <table:table-cell office:value-type="float" office:value="110.956089354315" calcext:value-type="float">
            <text:p>110.956089354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/media/benjamin/MyPassport/captures-bloc-calibration-cropped//00002500-1.png</text:p>
          </table:table-cell>
          <table:table-cell office:value-type="float" office:value="1829.9193952248" calcext:value-type="float">
            <text:p>1829.9193952248</text:p>
          </table:table-cell>
          <table:table-cell office:value-type="float" office:value="110.956921588755" calcext:value-type="float">
            <text:p>110.956921588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/media/benjamin/MyPassport/captures-bloc-calibration-cropped//00002500-2.png</text:p>
          </table:table-cell>
          <table:table-cell office:value-type="float" office:value="1829.91753107706" calcext:value-type="float">
            <text:p>1829.9175310771</text:p>
          </table:table-cell>
          <table:table-cell office:value-type="float" office:value="110.959215853872" calcext:value-type="float">
            <text:p>110.9592158539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/media/benjamin/MyPassport/captures-bloc-calibration-cropped//00002500-3.png</text:p>
          </table:table-cell>
          <table:table-cell office:value-type="float" office:value="1829.9237809379" calcext:value-type="float">
            <text:p>1829.9237809379</text:p>
          </table:table-cell>
          <table:table-cell office:value-type="float" office:value="110.955245148117" calcext:value-type="float">
            <text:p>110.955245148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/media/benjamin/MyPassport/captures-bloc-calibration-cropped//00002500-4.png</text:p>
          </table:table-cell>
          <table:table-cell office:value-type="float" office:value="1829.91791268983" calcext:value-type="float">
            <text:p>1829.9179126898</text:p>
          </table:table-cell>
          <table:table-cell office:value-type="float" office:value="110.963582287855" calcext:value-type="float">
            <text:p>110.963582287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/media/benjamin/MyPassport/captures-bloc-calibration-cropped//00002600-0.png</text:p>
          </table:table-cell>
          <table:table-cell office:value-type="float" office:value="1828.80016693605" calcext:value-type="float">
            <text:p>1828.8001669361</text:p>
          </table:table-cell>
          <table:table-cell office:value-type="float" office:value="111.228807070309" calcext:value-type="float">
            <text:p>111.2288070703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/media/benjamin/MyPassport/captures-bloc-calibration-cropped//00002600-1.png</text:p>
          </table:table-cell>
          <table:table-cell office:value-type="float" office:value="1828.79786121252" calcext:value-type="float">
            <text:p>1828.7978612125</text:p>
          </table:table-cell>
          <table:table-cell office:value-type="float" office:value="111.22826774059" calcext:value-type="float">
            <text:p>111.2282677406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/media/benjamin/MyPassport/captures-bloc-calibration-cropped//00002600-2.png</text:p>
          </table:table-cell>
          <table:table-cell office:value-type="float" office:value="1828.81074393625" calcext:value-type="float">
            <text:p>1828.8107439363</text:p>
          </table:table-cell>
          <table:table-cell office:value-type="float" office:value="111.210455394789" calcext:value-type="float">
            <text:p>111.210455394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/media/benjamin/MyPassport/captures-bloc-calibration-cropped//00002600-3.png</text:p>
          </table:table-cell>
          <table:table-cell office:value-type="float" office:value="1828.80653547141" calcext:value-type="float">
            <text:p>1828.8065354714</text:p>
          </table:table-cell>
          <table:table-cell office:value-type="float" office:value="111.219002147944" calcext:value-type="float">
            <text:p>111.2190021479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/media/benjamin/MyPassport/captures-bloc-calibration-cropped//00002600-4.png</text:p>
          </table:table-cell>
          <table:table-cell office:value-type="float" office:value="1828.80143956095" calcext:value-type="float">
            <text:p>1828.801439561</text:p>
          </table:table-cell>
          <table:table-cell office:value-type="float" office:value="111.226820594088" calcext:value-type="float">
            <text:p>111.2268205941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/media/benjamin/MyPassport/captures-bloc-calibration-cropped//00002700-0.png</text:p>
          </table:table-cell>
          <table:table-cell office:value-type="float" office:value="1826.9479726279" calcext:value-type="float">
            <text:p>1826.9479726279</text:p>
          </table:table-cell>
          <table:table-cell office:value-type="float" office:value="112.399976729609" calcext:value-type="float">
            <text:p>112.3999767296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/media/benjamin/MyPassport/captures-bloc-calibration-cropped//00002700-1.png</text:p>
          </table:table-cell>
          <table:table-cell office:value-type="float" office:value="1826.97879553666" calcext:value-type="float">
            <text:p>1826.9787955367</text:p>
          </table:table-cell>
          <table:table-cell office:value-type="float" office:value="112.405914618665" calcext:value-type="float">
            <text:p>112.405914618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/media/benjamin/MyPassport/captures-bloc-calibration-cropped//00002700-2.png</text:p>
          </table:table-cell>
          <table:table-cell office:value-type="float" office:value="1826.97806202453" calcext:value-type="float">
            <text:p>1826.9780620245</text:p>
          </table:table-cell>
          <table:table-cell office:value-type="float" office:value="112.40679449923" calcext:value-type="float">
            <text:p>112.4067944992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/media/benjamin/MyPassport/captures-bloc-calibration-cropped//00002700-3.png</text:p>
          </table:table-cell>
          <table:table-cell office:value-type="float" office:value="1826.97658670621" calcext:value-type="float">
            <text:p>1826.9765867062</text:p>
          </table:table-cell>
          <table:table-cell office:value-type="float" office:value="112.395244852002" calcext:value-type="float">
            <text:p>112.395244852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/media/benjamin/MyPassport/captures-bloc-calibration-cropped//00002700-4.png</text:p>
          </table:table-cell>
          <table:table-cell office:value-type="float" office:value="1826.97776364004" calcext:value-type="float">
            <text:p>1826.97776364</text:p>
          </table:table-cell>
          <table:table-cell office:value-type="float" office:value="112.398833601588" calcext:value-type="float">
            <text:p>112.3988336016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/media/benjamin/MyPassport/captures-bloc-calibration-cropped//00002800-0.png</text:p>
          </table:table-cell>
          <table:table-cell office:value-type="float" office:value="1826.10065748971" calcext:value-type="float">
            <text:p>1826.1006574897</text:p>
          </table:table-cell>
          <table:table-cell office:value-type="float" office:value="112.526443770905" calcext:value-type="float">
            <text:p>112.5264437709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/media/benjamin/MyPassport/captures-bloc-calibration-cropped//00002800-1.png</text:p>
          </table:table-cell>
          <table:table-cell office:value-type="float" office:value="1826.10225117754" calcext:value-type="float">
            <text:p>1826.1022511775</text:p>
          </table:table-cell>
          <table:table-cell office:value-type="float" office:value="112.529062923008" calcext:value-type="float">
            <text:p>112.529062923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/media/benjamin/MyPassport/captures-bloc-calibration-cropped//00002800-2.png</text:p>
          </table:table-cell>
          <table:table-cell office:value-type="float" office:value="1826.10129846853" calcext:value-type="float">
            <text:p>1826.1012984685</text:p>
          </table:table-cell>
          <table:table-cell office:value-type="float" office:value="112.527884429231" calcext:value-type="float">
            <text:p>112.5278844292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/media/benjamin/MyPassport/captures-bloc-calibration-cropped//00002800-3.png</text:p>
          </table:table-cell>
          <table:table-cell office:value-type="float" office:value="1826.08239661002" calcext:value-type="float">
            <text:p>1826.08239661</text:p>
          </table:table-cell>
          <table:table-cell office:value-type="float" office:value="112.506077818814" calcext:value-type="float">
            <text:p>112.506077818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/media/benjamin/MyPassport/captures-bloc-calibration-cropped//00002800-4.png</text:p>
          </table:table-cell>
          <table:table-cell office:value-type="float" office:value="1826.09113975419" calcext:value-type="float">
            <text:p>1826.0911397542</text:p>
          </table:table-cell>
          <table:table-cell office:value-type="float" office:value="112.51533443409" calcext:value-type="float">
            <text:p>112.515334434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/media/benjamin/MyPassport/captures-bloc-calibration-cropped//00002900-0.png</text:p>
          </table:table-cell>
          <table:table-cell office:value-type="float" office:value="1827.00899678173" calcext:value-type="float">
            <text:p>1827.0089967817</text:p>
          </table:table-cell>
          <table:table-cell office:value-type="float" office:value="110.732880844815" calcext:value-type="float">
            <text:p>110.732880844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/media/benjamin/MyPassport/captures-bloc-calibration-cropped//00002900-1.png</text:p>
          </table:table-cell>
          <table:table-cell office:value-type="float" office:value="1827.00643364958" calcext:value-type="float">
            <text:p>1827.0064336496</text:p>
          </table:table-cell>
          <table:table-cell office:value-type="float" office:value="110.752530335483" calcext:value-type="float">
            <text:p>110.7525303355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/media/benjamin/MyPassport/captures-bloc-calibration-cropped//00002900-2.png</text:p>
          </table:table-cell>
          <table:table-cell office:value-type="float" office:value="1827.00180148116" calcext:value-type="float">
            <text:p>1827.0018014812</text:p>
          </table:table-cell>
          <table:table-cell office:value-type="float" office:value="110.744439419063" calcext:value-type="float">
            <text:p>110.7444394191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/media/benjamin/MyPassport/captures-bloc-calibration-cropped//00002900-3.png</text:p>
          </table:table-cell>
          <table:table-cell office:value-type="float" office:value="1827.00915487805" calcext:value-type="float">
            <text:p>1827.0091548781</text:p>
          </table:table-cell>
          <table:table-cell office:value-type="float" office:value="110.753525486098" calcext:value-type="float">
            <text:p>110.7535254861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/media/benjamin/MyPassport/captures-bloc-calibration-cropped//00002900-4.png</text:p>
          </table:table-cell>
          <table:table-cell office:value-type="float" office:value="1827.01152292328" calcext:value-type="float">
            <text:p>1827.0115229233</text:p>
          </table:table-cell>
          <table:table-cell office:value-type="float" office:value="110.759987718204" calcext:value-type="float">
            <text:p>110.759987718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/media/benjamin/MyPassport/captures-bloc-calibration-cropped//00003000-0.png</text:p>
          </table:table-cell>
          <table:table-cell office:value-type="float" office:value="1824.48803415527" calcext:value-type="float">
            <text:p>1824.4880341553</text:p>
          </table:table-cell>
          <table:table-cell office:value-type="float" office:value="110.423975939794" calcext:value-type="float">
            <text:p>110.4239759398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/media/benjamin/MyPassport/captures-bloc-calibration-cropped//00003000-1.png</text:p>
          </table:table-cell>
          <table:table-cell office:value-type="float" office:value="1824.48383374678" calcext:value-type="float">
            <text:p>1824.4838337468</text:p>
          </table:table-cell>
          <table:table-cell office:value-type="float" office:value="110.423276913993" calcext:value-type="float">
            <text:p>110.42327691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/media/benjamin/MyPassport/captures-bloc-calibration-cropped//00003000-2.png</text:p>
          </table:table-cell>
          <table:table-cell office:value-type="float" office:value="1824.49105262078" calcext:value-type="float">
            <text:p>1824.4910526208</text:p>
          </table:table-cell>
          <table:table-cell office:value-type="float" office:value="110.422250181118" calcext:value-type="float">
            <text:p>110.4222501811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/media/benjamin/MyPassport/captures-bloc-calibration-cropped//00003000-3.png</text:p>
          </table:table-cell>
          <table:table-cell office:value-type="float" office:value="1824.48635865565" calcext:value-type="float">
            <text:p>1824.4863586557</text:p>
          </table:table-cell>
          <table:table-cell office:value-type="float" office:value="110.422378038439" calcext:value-type="float">
            <text:p>110.422378038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/media/benjamin/MyPassport/captures-bloc-calibration-cropped//00003000-4.png</text:p>
          </table:table-cell>
          <table:table-cell office:value-type="float" office:value="1824.48564787167" calcext:value-type="float">
            <text:p>1824.4856478717</text:p>
          </table:table-cell>
          <table:table-cell office:value-type="float" office:value="110.422800979899" calcext:value-type="float">
            <text:p>110.4228009799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/media/benjamin/MyPassport/captures-bloc-calibration-cropped//00003100-0.png</text:p>
          </table:table-cell>
          <table:table-cell office:value-type="float" office:value="1823.54430074635" calcext:value-type="float">
            <text:p>1823.5443007464</text:p>
          </table:table-cell>
          <table:table-cell office:value-type="float" office:value="110.604279983021" calcext:value-type="float">
            <text:p>110.604279983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/media/benjamin/MyPassport/captures-bloc-calibration-cropped//00003100-1.png</text:p>
          </table:table-cell>
          <table:table-cell office:value-type="float" office:value="1823.54607272107" calcext:value-type="float">
            <text:p>1823.5460727211</text:p>
          </table:table-cell>
          <table:table-cell office:value-type="float" office:value="110.602119305453" calcext:value-type="float">
            <text:p>110.602119305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/media/benjamin/MyPassport/captures-bloc-calibration-cropped//00003100-2.png</text:p>
          </table:table-cell>
          <table:table-cell office:value-type="float" office:value="1823.54742028282" calcext:value-type="float">
            <text:p>1823.5474202828</text:p>
          </table:table-cell>
          <table:table-cell office:value-type="float" office:value="110.607043029763" calcext:value-type="float">
            <text:p>110.6070430298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/media/benjamin/MyPassport/captures-bloc-calibration-cropped//00003100-3.png</text:p>
          </table:table-cell>
          <table:table-cell office:value-type="float" office:value="1823.54327526356" calcext:value-type="float">
            <text:p>1823.5432752636</text:p>
          </table:table-cell>
          <table:table-cell office:value-type="float" office:value="110.598536978658" calcext:value-type="float">
            <text:p>110.598536978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/media/benjamin/MyPassport/captures-bloc-calibration-cropped//00003100-4.png</text:p>
          </table:table-cell>
          <table:table-cell office:value-type="float" office:value="1823.5428533216" calcext:value-type="float">
            <text:p>1823.5428533216</text:p>
          </table:table-cell>
          <table:table-cell office:value-type="float" office:value="110.602290892532" calcext:value-type="float">
            <text:p>110.602290892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/media/benjamin/MyPassport/captures-bloc-calibration-cropped//00003200-0.png</text:p>
          </table:table-cell>
          <table:table-cell office:value-type="float" office:value="1824.51936105322" calcext:value-type="float">
            <text:p>1824.5193610532</text:p>
          </table:table-cell>
          <table:table-cell office:value-type="float" office:value="109.465056052604" calcext:value-type="float">
            <text:p>109.465056052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/media/benjamin/MyPassport/captures-bloc-calibration-cropped//00003200-1.png</text:p>
          </table:table-cell>
          <table:table-cell office:value-type="float" office:value="1824.51602115498" calcext:value-type="float">
            <text:p>1824.516021155</text:p>
          </table:table-cell>
          <table:table-cell office:value-type="float" office:value="109.46767529757" calcext:value-type="float">
            <text:p>109.4676752976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/media/benjamin/MyPassport/captures-bloc-calibration-cropped//00003200-2.png</text:p>
          </table:table-cell>
          <table:table-cell office:value-type="float" office:value="1824.51777262388" calcext:value-type="float">
            <text:p>1824.5177726239</text:p>
          </table:table-cell>
          <table:table-cell office:value-type="float" office:value="109.468281845212" calcext:value-type="float">
            <text:p>109.4682818452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/media/benjamin/MyPassport/captures-bloc-calibration-cropped//00003200-3.png</text:p>
          </table:table-cell>
          <table:table-cell office:value-type="float" office:value="1824.51592363526" calcext:value-type="float">
            <text:p>1824.5159236353</text:p>
          </table:table-cell>
          <table:table-cell office:value-type="float" office:value="109.47244032901" calcext:value-type="float">
            <text:p>109.47244032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/media/benjamin/MyPassport/captures-bloc-calibration-cropped//00003200-4.png</text:p>
          </table:table-cell>
          <table:table-cell office:value-type="float" office:value="1824.53431993595" calcext:value-type="float">
            <text:p>1824.534319936</text:p>
          </table:table-cell>
          <table:table-cell office:value-type="float" office:value="109.418846063495" calcext:value-type="float">
            <text:p>109.418846063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/media/benjamin/MyPassport/captures-bloc-calibration-cropped//00003300-0.png</text:p>
          </table:table-cell>
          <table:table-cell office:value-type="float" office:value="1823.49349915641" calcext:value-type="float">
            <text:p>1823.4934991564</text:p>
          </table:table-cell>
          <table:table-cell office:value-type="float" office:value="111.472331238751" calcext:value-type="float">
            <text:p>111.4723312388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/media/benjamin/MyPassport/captures-bloc-calibration-cropped//00003300-1.png</text:p>
          </table:table-cell>
          <table:table-cell office:value-type="float" office:value="1823.52953118788" calcext:value-type="float">
            <text:p>1823.5295311879</text:p>
          </table:table-cell>
          <table:table-cell office:value-type="float" office:value="111.441475476474" calcext:value-type="float">
            <text:p>111.441475476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/media/benjamin/MyPassport/captures-bloc-calibration-cropped//00003300-2.png</text:p>
          </table:table-cell>
          <table:table-cell office:value-type="float" office:value="1823.49398673276" calcext:value-type="float">
            <text:p>1823.4939867328</text:p>
          </table:table-cell>
          <table:table-cell office:value-type="float" office:value="111.47418073757" calcext:value-type="float">
            <text:p>111.474180737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/media/benjamin/MyPassport/captures-bloc-calibration-cropped//00003300-3.png</text:p>
          </table:table-cell>
          <table:table-cell office:value-type="float" office:value="1823.4927123209" calcext:value-type="float">
            <text:p>1823.4927123209</text:p>
          </table:table-cell>
          <table:table-cell office:value-type="float" office:value="111.471988995408" calcext:value-type="float">
            <text:p>111.4719889954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/media/benjamin/MyPassport/captures-bloc-calibration-cropped//00003300-4.png</text:p>
          </table:table-cell>
          <table:table-cell office:value-type="float" office:value="1823.5100559909" calcext:value-type="float">
            <text:p>1823.5100559909</text:p>
          </table:table-cell>
          <table:table-cell office:value-type="float" office:value="111.445137321328" calcext:value-type="float">
            <text:p>111.4451373213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/media/benjamin/MyPassport/captures-bloc-calibration-cropped//00003400-0.png</text:p>
          </table:table-cell>
          <table:table-cell office:value-type="float" office:value="1822.71065269466" calcext:value-type="float">
            <text:p>1822.7106526947</text:p>
          </table:table-cell>
          <table:table-cell office:value-type="float" office:value="111.798805602724" calcext:value-type="float">
            <text:p>111.798805602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/media/benjamin/MyPassport/captures-bloc-calibration-cropped//00003400-1.png</text:p>
          </table:table-cell>
          <table:table-cell office:value-type="float" office:value="1822.70743314355" calcext:value-type="float">
            <text:p>1822.7074331436</text:p>
          </table:table-cell>
          <table:table-cell office:value-type="float" office:value="111.811750873348" calcext:value-type="float">
            <text:p>111.811750873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/media/benjamin/MyPassport/captures-bloc-calibration-cropped//00003400-2.png</text:p>
          </table:table-cell>
          <table:table-cell office:value-type="float" office:value="1822.70462517598" calcext:value-type="float">
            <text:p>1822.704625176</text:p>
          </table:table-cell>
          <table:table-cell office:value-type="float" office:value="111.81505636705" calcext:value-type="float">
            <text:p>111.8150563671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/media/benjamin/MyPassport/captures-bloc-calibration-cropped//00003400-3.png</text:p>
          </table:table-cell>
          <table:table-cell office:value-type="float" office:value="1822.71099733909" calcext:value-type="float">
            <text:p>1822.7109973391</text:p>
          </table:table-cell>
          <table:table-cell office:value-type="float" office:value="111.810543638751" calcext:value-type="float">
            <text:p>111.8105436388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/media/benjamin/MyPassport/captures-bloc-calibration-cropped//00003400-4.png</text:p>
          </table:table-cell>
          <table:table-cell office:value-type="float" office:value="1822.71090975704" calcext:value-type="float">
            <text:p>1822.7109097571</text:p>
          </table:table-cell>
          <table:table-cell office:value-type="float" office:value="111.812042606532" calcext:value-type="float">
            <text:p>111.812042606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/media/benjamin/MyPassport/captures-bloc-calibration-cropped//00003500-0.png</text:p>
          </table:table-cell>
          <table:table-cell office:value-type="float" office:value="1822.57718766983" calcext:value-type="float">
            <text:p>1822.5771876698</text:p>
          </table:table-cell>
          <table:table-cell office:value-type="float" office:value="111.549201139162" calcext:value-type="float">
            <text:p>111.5492011392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/media/benjamin/MyPassport/captures-bloc-calibration-cropped//00003500-1.png</text:p>
          </table:table-cell>
          <table:table-cell office:value-type="float" office:value="1822.57848541685" calcext:value-type="float">
            <text:p>1822.5784854169</text:p>
          </table:table-cell>
          <table:table-cell office:value-type="float" office:value="111.550317492621" calcext:value-type="float">
            <text:p>111.5503174926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/media/benjamin/MyPassport/captures-bloc-calibration-cropped//00003500-2.png</text:p>
          </table:table-cell>
          <table:table-cell office:value-type="float" office:value="1822.57980547603" calcext:value-type="float">
            <text:p>1822.579805476</text:p>
          </table:table-cell>
          <table:table-cell office:value-type="float" office:value="111.550526936816" calcext:value-type="float">
            <text:p>111.5505269368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/media/benjamin/MyPassport/captures-bloc-calibration-cropped//00003500-3.png</text:p>
          </table:table-cell>
          <table:table-cell office:value-type="float" office:value="1822.57804045749" calcext:value-type="float">
            <text:p>1822.5780404575</text:p>
          </table:table-cell>
          <table:table-cell office:value-type="float" office:value="111.550157202277" calcext:value-type="float">
            <text:p>111.5501572023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/media/benjamin/MyPassport/captures-bloc-calibration-cropped//00003500-4.png</text:p>
          </table:table-cell>
          <table:table-cell office:value-type="float" office:value="1822.57690687047" calcext:value-type="float">
            <text:p>1822.5769068705</text:p>
          </table:table-cell>
          <table:table-cell office:value-type="float" office:value="111.545098077044" calcext:value-type="float">
            <text:p>111.545098077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/media/benjamin/MyPassport/captures-bloc-calibration-cropped//00003600-0.png</text:p>
          </table:table-cell>
          <table:table-cell office:value-type="float" office:value="1821.6480401319" calcext:value-type="float">
            <text:p>1821.6480401319</text:p>
          </table:table-cell>
          <table:table-cell office:value-type="float" office:value="111.719595953248" calcext:value-type="float">
            <text:p>111.7195959532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/media/benjamin/MyPassport/captures-bloc-calibration-cropped//00003600-1.png</text:p>
          </table:table-cell>
          <table:table-cell office:value-type="float" office:value="1821.64704787438" calcext:value-type="float">
            <text:p>1821.6470478744</text:p>
          </table:table-cell>
          <table:table-cell office:value-type="float" office:value="111.722921241028" calcext:value-type="float">
            <text:p>111.72292124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/media/benjamin/MyPassport/captures-bloc-calibration-cropped//00003600-2.png</text:p>
          </table:table-cell>
          <table:table-cell office:value-type="float" office:value="1821.64622166329" calcext:value-type="float">
            <text:p>1821.6462216633</text:p>
          </table:table-cell>
          <table:table-cell office:value-type="float" office:value="111.73082338159" calcext:value-type="float">
            <text:p>111.7308233816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/media/benjamin/MyPassport/captures-bloc-calibration-cropped//00003600-3.png</text:p>
          </table:table-cell>
          <table:table-cell office:value-type="float" office:value="1821.64418129787" calcext:value-type="float">
            <text:p>1821.6441812979</text:p>
          </table:table-cell>
          <table:table-cell office:value-type="float" office:value="111.724151865541" calcext:value-type="float">
            <text:p>111.724151865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/media/benjamin/MyPassport/captures-bloc-calibration-cropped//00003600-4.png</text:p>
          </table:table-cell>
          <table:table-cell office:value-type="float" office:value="1821.64705086121" calcext:value-type="float">
            <text:p>1821.6470508612</text:p>
          </table:table-cell>
          <table:table-cell office:value-type="float" office:value="111.722621691375" calcext:value-type="float">
            <text:p>111.7226216914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/media/benjamin/MyPassport/captures-bloc-calibration-cropped//00003700-0.png</text:p>
          </table:table-cell>
          <table:table-cell office:value-type="float" office:value="1821.50209864209" calcext:value-type="float">
            <text:p>1821.5020986421</text:p>
          </table:table-cell>
          <table:table-cell office:value-type="float" office:value="111.354861417347" calcext:value-type="float">
            <text:p>111.354861417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/media/benjamin/MyPassport/captures-bloc-calibration-cropped//00003700-1.png</text:p>
          </table:table-cell>
          <table:table-cell office:value-type="float" office:value="1821.51434144117" calcext:value-type="float">
            <text:p>1821.5143414412</text:p>
          </table:table-cell>
          <table:table-cell office:value-type="float" office:value="111.341060969701" calcext:value-type="float">
            <text:p>111.3410609697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/media/benjamin/MyPassport/captures-bloc-calibration-cropped//00003700-2.png</text:p>
          </table:table-cell>
          <table:table-cell office:value-type="float" office:value="1821.51357665541" calcext:value-type="float">
            <text:p>1821.5135766554</text:p>
          </table:table-cell>
          <table:table-cell office:value-type="float" office:value="111.340212165357" calcext:value-type="float">
            <text:p>111.3402121654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/media/benjamin/MyPassport/captures-bloc-calibration-cropped//00003700-3.png</text:p>
          </table:table-cell>
          <table:table-cell office:value-type="float" office:value="1821.50688814303" calcext:value-type="float">
            <text:p>1821.506888143</text:p>
          </table:table-cell>
          <table:table-cell office:value-type="float" office:value="111.328711380269" calcext:value-type="float">
            <text:p>111.328711380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/media/benjamin/MyPassport/captures-bloc-calibration-cropped//00003700-4.png</text:p>
          </table:table-cell>
          <table:table-cell office:value-type="float" office:value="1821.50580541123" calcext:value-type="float">
            <text:p>1821.5058054112</text:p>
          </table:table-cell>
          <table:table-cell office:value-type="float" office:value="111.354874148584" calcext:value-type="float">
            <text:p>111.354874148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/media/benjamin/MyPassport/captures-bloc-calibration-cropped//00003800-0.png</text:p>
          </table:table-cell>
          <table:table-cell office:value-type="float" office:value="1820.90704630404" calcext:value-type="float">
            <text:p>1820.907046304</text:p>
          </table:table-cell>
          <table:table-cell office:value-type="float" office:value="111.553264290457" calcext:value-type="float">
            <text:p>111.5532642905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/media/benjamin/MyPassport/captures-bloc-calibration-cropped//00003800-1.png</text:p>
          </table:table-cell>
          <table:table-cell office:value-type="float" office:value="1820.90533678855" calcext:value-type="float">
            <text:p>1820.9053367886</text:p>
          </table:table-cell>
          <table:table-cell office:value-type="float" office:value="111.549474886575" calcext:value-type="float">
            <text:p>111.5494748866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/media/benjamin/MyPassport/captures-bloc-calibration-cropped//00003800-2.png</text:p>
          </table:table-cell>
          <table:table-cell office:value-type="float" office:value="1820.90741133622" calcext:value-type="float">
            <text:p>1820.9074113362</text:p>
          </table:table-cell>
          <table:table-cell office:value-type="float" office:value="111.551005361076" calcext:value-type="float">
            <text:p>111.5510053611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/media/benjamin/MyPassport/captures-bloc-calibration-cropped//00003800-3.png</text:p>
          </table:table-cell>
          <table:table-cell office:value-type="float" office:value="1820.90819810417" calcext:value-type="float">
            <text:p>1820.9081981042</text:p>
          </table:table-cell>
          <table:table-cell office:value-type="float" office:value="111.544723402869" calcext:value-type="float">
            <text:p>111.5447234029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/media/benjamin/MyPassport/captures-bloc-calibration-cropped//00003800-4.png</text:p>
          </table:table-cell>
          <table:table-cell office:value-type="float" office:value="1820.90673479435" calcext:value-type="float">
            <text:p>1820.9067347944</text:p>
          </table:table-cell>
          <table:table-cell office:value-type="float" office:value="111.545800162975" calcext:value-type="float">
            <text:p>111.545800163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/media/benjamin/MyPassport/captures-bloc-calibration-cropped//00003900-0.png</text:p>
          </table:table-cell>
          <table:table-cell office:value-type="float" office:value="1821.56866004305" calcext:value-type="float">
            <text:p>1821.5686600431</text:p>
          </table:table-cell>
          <table:table-cell office:value-type="float" office:value="110.040647281907" calcext:value-type="float">
            <text:p>110.040647281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/media/benjamin/MyPassport/captures-bloc-calibration-cropped//00003900-1.png</text:p>
          </table:table-cell>
          <table:table-cell office:value-type="float" office:value="1821.56414767268" calcext:value-type="float">
            <text:p>1821.5641476727</text:p>
          </table:table-cell>
          <table:table-cell office:value-type="float" office:value="110.064528385199" calcext:value-type="float">
            <text:p>110.0645283852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/media/benjamin/MyPassport/captures-bloc-calibration-cropped//00003900-2.png</text:p>
          </table:table-cell>
          <table:table-cell office:value-type="float" office:value="1820.57951427509" calcext:value-type="float">
            <text:p>1820.5795142751</text:p>
          </table:table-cell>
          <table:table-cell office:value-type="float" office:value="111.050932405186" calcext:value-type="float">
            <text:p>111.0509324052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/media/benjamin/MyPassport/captures-bloc-calibration-cropped//00003900-3.png</text:p>
          </table:table-cell>
          <table:table-cell office:value-type="float" office:value="1821.58027440473" calcext:value-type="float">
            <text:p>1821.5802744047</text:p>
          </table:table-cell>
          <table:table-cell office:value-type="float" office:value="110.025838710819" calcext:value-type="float">
            <text:p>110.0258387108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/media/benjamin/MyPassport/captures-bloc-calibration-cropped//00003900-4.png</text:p>
          </table:table-cell>
          <table:table-cell office:value-type="float" office:value="1820.58050260981" calcext:value-type="float">
            <text:p>1820.5805026098</text:p>
          </table:table-cell>
          <table:table-cell office:value-type="float" office:value="111.047827462029" calcext:value-type="float">
            <text:p>111.047827462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/media/benjamin/MyPassport/captures-bloc-calibration-cropped//00004000-0.png</text:p>
          </table:table-cell>
          <table:table-cell office:value-type="float" office:value="1818.93072086346" calcext:value-type="float">
            <text:p>1818.9307208635</text:p>
          </table:table-cell>
          <table:table-cell office:value-type="float" office:value="109.786142233179" calcext:value-type="float">
            <text:p>109.786142233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/media/benjamin/MyPassport/captures-bloc-calibration-cropped//00004000-1.png</text:p>
          </table:table-cell>
          <table:table-cell office:value-type="float" office:value="1818.92860757133" calcext:value-type="float">
            <text:p>1818.9286075713</text:p>
          </table:table-cell>
          <table:table-cell office:value-type="float" office:value="109.791342716942" calcext:value-type="float">
            <text:p>109.791342716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/media/benjamin/MyPassport/captures-bloc-calibration-cropped//00004000-2.png</text:p>
          </table:table-cell>
          <table:table-cell office:value-type="float" office:value="1818.92674755387" calcext:value-type="float">
            <text:p>1818.9267475539</text:p>
          </table:table-cell>
          <table:table-cell office:value-type="float" office:value="109.791162699218" calcext:value-type="float">
            <text:p>109.7911626992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/media/benjamin/MyPassport/captures-bloc-calibration-cropped//00004000-3.png</text:p>
          </table:table-cell>
          <table:table-cell office:value-type="float" office:value="1818.93418959607" calcext:value-type="float">
            <text:p>1818.9341895961</text:p>
          </table:table-cell>
          <table:table-cell office:value-type="float" office:value="109.783578895668" calcext:value-type="float">
            <text:p>109.7835788957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/media/benjamin/MyPassport/captures-bloc-calibration-cropped//00004000-4.png</text:p>
          </table:table-cell>
          <table:table-cell office:value-type="float" office:value="1818.9293569307" calcext:value-type="float">
            <text:p>1818.9293569307</text:p>
          </table:table-cell>
          <table:table-cell office:value-type="float" office:value="109.789274272707" calcext:value-type="float">
            <text:p>109.7892742727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/media/benjamin/MyPassport/captures-bloc-calibration-cropped//00004100-0.png</text:p>
          </table:table-cell>
          <table:table-cell office:value-type="float" office:value="1817.99694385332" calcext:value-type="float">
            <text:p>1817.9969438533</text:p>
          </table:table-cell>
          <table:table-cell office:value-type="float" office:value="110.180549071913" calcext:value-type="float">
            <text:p>110.1805490719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/media/benjamin/MyPassport/captures-bloc-calibration-cropped//00004100-1.png</text:p>
          </table:table-cell>
          <table:table-cell office:value-type="float" office:value="1818.00304703836" calcext:value-type="float">
            <text:p>1818.0030470384</text:p>
          </table:table-cell>
          <table:table-cell office:value-type="float" office:value="110.162754115754" calcext:value-type="float">
            <text:p>110.1627541158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/media/benjamin/MyPassport/captures-bloc-calibration-cropped//00004100-2.png</text:p>
          </table:table-cell>
          <table:table-cell office:value-type="float" office:value="1817.99925438749" calcext:value-type="float">
            <text:p>1817.9992543875</text:p>
          </table:table-cell>
          <table:table-cell office:value-type="float" office:value="110.177370192267" calcext:value-type="float">
            <text:p>110.177370192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/media/benjamin/MyPassport/captures-bloc-calibration-cropped//00004100-3.png</text:p>
          </table:table-cell>
          <table:table-cell office:value-type="float" office:value="1817.99827728137" calcext:value-type="float">
            <text:p>1817.9982772814</text:p>
          </table:table-cell>
          <table:table-cell office:value-type="float" office:value="110.178743582894" calcext:value-type="float">
            <text:p>110.1787435829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/media/benjamin/MyPassport/captures-bloc-calibration-cropped//00004100-4.png</text:p>
          </table:table-cell>
          <table:table-cell office:value-type="float" office:value="1817.99937019358" calcext:value-type="float">
            <text:p>1817.9993701936</text:p>
          </table:table-cell>
          <table:table-cell office:value-type="float" office:value="110.179349284896" calcext:value-type="float">
            <text:p>110.1793492849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/media/benjamin/MyPassport/captures-bloc-calibration-cropped//00004200-0.png</text:p>
          </table:table-cell>
          <table:table-cell office:value-type="float" office:value="1817.17419001527" calcext:value-type="float">
            <text:p>1817.1741900153</text:p>
          </table:table-cell>
          <table:table-cell office:value-type="float" office:value="109.378628780277" calcext:value-type="float">
            <text:p>109.3786287803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/media/benjamin/MyPassport/captures-bloc-calibration-cropped//00004200-1.png</text:p>
          </table:table-cell>
          <table:table-cell office:value-type="float" office:value="1817.17070772811" calcext:value-type="float">
            <text:p>1817.1707077281</text:p>
          </table:table-cell>
          <table:table-cell office:value-type="float" office:value="109.384887982147" calcext:value-type="float">
            <text:p>109.3848879821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/media/benjamin/MyPassport/captures-bloc-calibration-cropped//00004200-2.png</text:p>
          </table:table-cell>
          <table:table-cell office:value-type="float" office:value="1817.18664981431" calcext:value-type="float">
            <text:p>1817.1866498143</text:p>
          </table:table-cell>
          <table:table-cell office:value-type="float" office:value="109.368396214194" calcext:value-type="float">
            <text:p>109.3683962142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/media/benjamin/MyPassport/captures-bloc-calibration-cropped//00004200-3.png</text:p>
          </table:table-cell>
          <table:table-cell office:value-type="float" office:value="1817.17262521833" calcext:value-type="float">
            <text:p>1817.1726252183</text:p>
          </table:table-cell>
          <table:table-cell office:value-type="float" office:value="109.380258828132" calcext:value-type="float">
            <text:p>109.380258828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/media/benjamin/MyPassport/captures-bloc-calibration-cropped//00004200-4.png</text:p>
          </table:table-cell>
          <table:table-cell office:value-type="float" office:value="1817.17406425292" calcext:value-type="float">
            <text:p>1817.1740642529</text:p>
          </table:table-cell>
          <table:table-cell office:value-type="float" office:value="109.373233439191" calcext:value-type="float">
            <text:p>109.3732334392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/media/benjamin/MyPassport/captures-bloc-calibration-cropped//00004300-0.png</text:p>
          </table:table-cell>
          <table:table-cell office:value-type="float" office:value="1817.34054464332" calcext:value-type="float">
            <text:p>1817.3405446433</text:p>
          </table:table-cell>
          <table:table-cell office:value-type="float" office:value="109.194633981185" calcext:value-type="float">
            <text:p>109.1946339812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/media/benjamin/MyPassport/captures-bloc-calibration-cropped//00004300-1.png</text:p>
          </table:table-cell>
          <table:table-cell office:value-type="float" office:value="1817.32539876354" calcext:value-type="float">
            <text:p>1817.3253987635</text:p>
          </table:table-cell>
          <table:table-cell office:value-type="float" office:value="109.194224962451" calcext:value-type="float">
            <text:p>109.1942249625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/media/benjamin/MyPassport/captures-bloc-calibration-cropped//00004300-2.png</text:p>
          </table:table-cell>
          <table:table-cell office:value-type="float" office:value="1817.33817033865" calcext:value-type="float">
            <text:p>1817.3381703387</text:p>
          </table:table-cell>
          <table:table-cell office:value-type="float" office:value="109.19471721579" calcext:value-type="float">
            <text:p>109.194717215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/media/benjamin/MyPassport/captures-bloc-calibration-cropped//00004300-3.png</text:p>
          </table:table-cell>
          <table:table-cell office:value-type="float" office:value="1817.48564217137" calcext:value-type="float">
            <text:p>1817.4856421714</text:p>
          </table:table-cell>
          <table:table-cell office:value-type="float" office:value="108.988250308325" calcext:value-type="float">
            <text:p>108.9882503083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/media/benjamin/MyPassport/captures-bloc-calibration-cropped//00004300-4.png</text:p>
          </table:table-cell>
          <table:table-cell office:value-type="float" office:value="1817.31722108262" calcext:value-type="float">
            <text:p>1817.3172210826</text:p>
          </table:table-cell>
          <table:table-cell office:value-type="float" office:value="109.196196493943" calcext:value-type="float">
            <text:p>109.1961964939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/media/benjamin/MyPassport/captures-bloc-calibration-cropped//00004400-0.png</text:p>
          </table:table-cell>
          <table:table-cell office:value-type="float" office:value="1817.52891482427" calcext:value-type="float">
            <text:p>1817.5289148243</text:p>
          </table:table-cell>
          <table:table-cell office:value-type="float" office:value="108.553742730144" calcext:value-type="float">
            <text:p>108.5537427301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/media/benjamin/MyPassport/captures-bloc-calibration-cropped//00004400-1.png</text:p>
          </table:table-cell>
          <table:table-cell office:value-type="float" office:value="1817.66333924716" calcext:value-type="float">
            <text:p>1817.6633392472</text:p>
          </table:table-cell>
          <table:table-cell office:value-type="float" office:value="108.541508310577" calcext:value-type="float">
            <text:p>108.5415083106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/media/benjamin/MyPassport/captures-bloc-calibration-cropped//00004400-2.png</text:p>
          </table:table-cell>
          <table:table-cell office:value-type="float" office:value="1817.51998820631" calcext:value-type="float">
            <text:p>1817.5199882063</text:p>
          </table:table-cell>
          <table:table-cell office:value-type="float" office:value="108.552067892589" calcext:value-type="float">
            <text:p>108.5520678926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/media/benjamin/MyPassport/captures-bloc-calibration-cropped//00004400-3.png</text:p>
          </table:table-cell>
          <table:table-cell office:value-type="float" office:value="1817.68619362998" calcext:value-type="float">
            <text:p>1817.68619363</text:p>
          </table:table-cell>
          <table:table-cell office:value-type="float" office:value="108.531812555439" calcext:value-type="float">
            <text:p>108.531812555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/media/benjamin/MyPassport/captures-bloc-calibration-cropped//00004400-4.png</text:p>
          </table:table-cell>
          <table:table-cell office:value-type="float" office:value="1817.56739113106" calcext:value-type="float">
            <text:p>1817.5673911311</text:p>
          </table:table-cell>
          <table:table-cell office:value-type="float" office:value="108.547297945486" calcext:value-type="float">
            <text:p>108.5472979455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/media/benjamin/MyPassport/captures-bloc-calibration-cropped//00004500-0.png</text:p>
          </table:table-cell>
          <table:table-cell office:value-type="float" office:value="1815.96159903236" calcext:value-type="float">
            <text:p>1815.9615990324</text:p>
          </table:table-cell>
          <table:table-cell office:value-type="float" office:value="109.553131839107" calcext:value-type="float">
            <text:p>109.5531318391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/media/benjamin/MyPassport/captures-bloc-calibration-cropped//00004500-1.png</text:p>
          </table:table-cell>
          <table:table-cell office:value-type="float" office:value="1815.959039027" calcext:value-type="float">
            <text:p>1815.959039027</text:p>
          </table:table-cell>
          <table:table-cell office:value-type="float" office:value="109.557063967623" calcext:value-type="float">
            <text:p>109.5570639676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/media/benjamin/MyPassport/captures-bloc-calibration-cropped//00004500-2.png</text:p>
          </table:table-cell>
          <table:table-cell office:value-type="float" office:value="1815.96010452184" calcext:value-type="float">
            <text:p>1815.9601045219</text:p>
          </table:table-cell>
          <table:table-cell office:value-type="float" office:value="109.554099301223" calcext:value-type="float">
            <text:p>109.5540993012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/media/benjamin/MyPassport/captures-bloc-calibration-cropped//00004500-3.png</text:p>
          </table:table-cell>
          <table:table-cell office:value-type="float" office:value="1815.9605069476" calcext:value-type="float">
            <text:p>1815.9605069476</text:p>
          </table:table-cell>
          <table:table-cell office:value-type="float" office:value="109.554872144192" calcext:value-type="float">
            <text:p>109.554872144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/media/benjamin/MyPassport/captures-bloc-calibration-cropped//00004500-4.png</text:p>
          </table:table-cell>
          <table:table-cell office:value-type="float" office:value="1815.96217224263" calcext:value-type="float">
            <text:p>1815.9621722426</text:p>
          </table:table-cell>
          <table:table-cell office:value-type="float" office:value="109.552714210728" calcext:value-type="float">
            <text:p>109.5527142107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/media/benjamin/MyPassport/captures-bloc-calibration-cropped//00004600-0.png</text:p>
          </table:table-cell>
          <table:table-cell office:value-type="float" office:value="1815.6063374792" calcext:value-type="float">
            <text:p>1815.6063374792</text:p>
          </table:table-cell>
          <table:table-cell office:value-type="float" office:value="109.507618997673" calcext:value-type="float">
            <text:p>109.5076189977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/media/benjamin/MyPassport/captures-bloc-calibration-cropped//00004600-1.png</text:p>
          </table:table-cell>
          <table:table-cell office:value-type="float" office:value="1815.60099961331" calcext:value-type="float">
            <text:p>1815.6009996133</text:p>
          </table:table-cell>
          <table:table-cell office:value-type="float" office:value="109.50405019883" calcext:value-type="float">
            <text:p>109.5040501988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/media/benjamin/MyPassport/captures-bloc-calibration-cropped//00004600-2.png</text:p>
          </table:table-cell>
          <table:table-cell office:value-type="float" office:value="1815.60388441378" calcext:value-type="float">
            <text:p>1815.6038844138</text:p>
          </table:table-cell>
          <table:table-cell office:value-type="float" office:value="109.506778159143" calcext:value-type="float">
            <text:p>109.506778159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/media/benjamin/MyPassport/captures-bloc-calibration-cropped//00004600-3.png</text:p>
          </table:table-cell>
          <table:table-cell office:value-type="float" office:value="1815.60082503522" calcext:value-type="float">
            <text:p>1815.6008250352</text:p>
          </table:table-cell>
          <table:table-cell office:value-type="float" office:value="109.509656633288" calcext:value-type="float">
            <text:p>109.509656633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/media/benjamin/MyPassport/captures-bloc-calibration-cropped//00004600-4.png</text:p>
          </table:table-cell>
          <table:table-cell office:value-type="float" office:value="1815.60639848087" calcext:value-type="float">
            <text:p>1815.6063984809</text:p>
          </table:table-cell>
          <table:table-cell office:value-type="float" office:value="109.512545015718" calcext:value-type="float">
            <text:p>109.5125450157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/media/benjamin/MyPassport/captures-bloc-calibration-cropped//00004700-0.png</text:p>
          </table:table-cell>
          <table:table-cell office:value-type="float" office:value="1816.4985540452" calcext:value-type="float">
            <text:p>1816.4985540452</text:p>
          </table:table-cell>
          <table:table-cell office:value-type="float" office:value="108.200170624804" calcext:value-type="float">
            <text:p>108.2001706248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/media/benjamin/MyPassport/captures-bloc-calibration-cropped//00004700-1.png</text:p>
          </table:table-cell>
          <table:table-cell office:value-type="float" office:value="1816.50030139858" calcext:value-type="float">
            <text:p>1816.5003013986</text:p>
          </table:table-cell>
          <table:table-cell office:value-type="float" office:value="108.193431894221" calcext:value-type="float">
            <text:p>108.1934318942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/media/benjamin/MyPassport/captures-bloc-calibration-cropped//00004700-2.png</text:p>
          </table:table-cell>
          <table:table-cell office:value-type="float" office:value="1816.49446078779" calcext:value-type="float">
            <text:p>1816.4944607878</text:p>
          </table:table-cell>
          <table:table-cell office:value-type="float" office:value="108.215019726234" calcext:value-type="float">
            <text:p>108.2150197262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/media/benjamin/MyPassport/captures-bloc-calibration-cropped//00004700-3.png</text:p>
          </table:table-cell>
          <table:table-cell office:value-type="float" office:value="1816.49727189849" calcext:value-type="float">
            <text:p>1816.4972718985</text:p>
          </table:table-cell>
          <table:table-cell office:value-type="float" office:value="108.200307506237" calcext:value-type="float">
            <text:p>108.2003075062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/media/benjamin/MyPassport/captures-bloc-calibration-cropped//00004700-4.png</text:p>
          </table:table-cell>
          <table:table-cell office:value-type="float" office:value="1816.49929703744" calcext:value-type="float">
            <text:p>1816.4992970374</text:p>
          </table:table-cell>
          <table:table-cell office:value-type="float" office:value="108.19544831366" calcext:value-type="float">
            <text:p>108.1954483137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/media/benjamin/MyPassport/captures-bloc-calibration-cropped//00004800-0.png</text:p>
          </table:table-cell>
          <table:table-cell office:value-type="float" office:value="1816.7366330313" calcext:value-type="float">
            <text:p>1816.7366330313</text:p>
          </table:table-cell>
          <table:table-cell office:value-type="float" office:value="107.641192116466" calcext:value-type="float">
            <text:p>107.6411921165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/media/benjamin/MyPassport/captures-bloc-calibration-cropped//00004800-1.png</text:p>
          </table:table-cell>
          <table:table-cell office:value-type="float" office:value="1816.75705441602" calcext:value-type="float">
            <text:p>1816.757054416</text:p>
          </table:table-cell>
          <table:table-cell office:value-type="float" office:value="107.63946716195" calcext:value-type="float">
            <text:p>107.639467162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/media/benjamin/MyPassport/captures-bloc-calibration-cropped//00004800-2.png</text:p>
          </table:table-cell>
          <table:table-cell office:value-type="float" office:value="1816.74461902426" calcext:value-type="float">
            <text:p>1816.7446190243</text:p>
          </table:table-cell>
          <table:table-cell office:value-type="float" office:value="107.640021144175" calcext:value-type="float">
            <text:p>107.6400211442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/media/benjamin/MyPassport/captures-bloc-calibration-cropped//00004800-3.png</text:p>
          </table:table-cell>
          <table:table-cell office:value-type="float" office:value="1816.75073776788" calcext:value-type="float">
            <text:p>1816.7507377679</text:p>
          </table:table-cell>
          <table:table-cell office:value-type="float" office:value="107.650357680229" calcext:value-type="float">
            <text:p>107.6503576802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/media/benjamin/MyPassport/captures-bloc-calibration-cropped//00004800-4.png</text:p>
          </table:table-cell>
          <table:table-cell office:value-type="float" office:value="1816.74469731829" calcext:value-type="float">
            <text:p>1816.7446973183</text:p>
          </table:table-cell>
          <table:table-cell office:value-type="float" office:value="107.644046110218" calcext:value-type="float">
            <text:p>107.6440461102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/media/benjamin/MyPassport/captures-bloc-calibration-cropped//00004900-0.png</text:p>
          </table:table-cell>
          <table:table-cell office:value-type="float" office:value="1815.25747032853" calcext:value-type="float">
            <text:p>1815.2574703285</text:p>
          </table:table-cell>
          <table:table-cell office:value-type="float" office:value="109.29580031522" calcext:value-type="float">
            <text:p>109.2958003152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/media/benjamin/MyPassport/captures-bloc-calibration-cropped//00004900-1.png</text:p>
          </table:table-cell>
          <table:table-cell office:value-type="float" office:value="1815.25003122656" calcext:value-type="float">
            <text:p>1815.2500312266</text:p>
          </table:table-cell>
          <table:table-cell office:value-type="float" office:value="109.292821986925" calcext:value-type="float">
            <text:p>109.2928219869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/media/benjamin/MyPassport/captures-bloc-calibration-cropped//00004900-2.png</text:p>
          </table:table-cell>
          <table:table-cell office:value-type="float" office:value="1815.25759125852" calcext:value-type="float">
            <text:p>1815.2575912585</text:p>
          </table:table-cell>
          <table:table-cell office:value-type="float" office:value="109.298163030133" calcext:value-type="float">
            <text:p>109.2981630301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/media/benjamin/MyPassport/captures-bloc-calibration-cropped//00004900-3.png</text:p>
          </table:table-cell>
          <table:table-cell office:value-type="float" office:value="1815.25810534809" calcext:value-type="float">
            <text:p>1815.2581053481</text:p>
          </table:table-cell>
          <table:table-cell office:value-type="float" office:value="109.303191854384" calcext:value-type="float">
            <text:p>109.3031918544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/media/benjamin/MyPassport/captures-bloc-calibration-cropped//00004900-4.png</text:p>
          </table:table-cell>
          <table:table-cell office:value-type="float" office:value="1815.22743182448" calcext:value-type="float">
            <text:p>1815.2274318245</text:p>
          </table:table-cell>
          <table:table-cell office:value-type="float" office:value="109.099932927056" calcext:value-type="float">
            <text:p>109.0999329271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/media/benjamin/MyPassport/captures-bloc-calibration-cropped//00005000-0.png</text:p>
          </table:table-cell>
          <table:table-cell office:value-type="float" office:value="1812.4350332917" calcext:value-type="float">
            <text:p>1812.4350332917</text:p>
          </table:table-cell>
          <table:table-cell office:value-type="float" office:value="112.742150683809" calcext:value-type="float">
            <text:p>112.7421506838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/media/benjamin/MyPassport/captures-bloc-calibration-cropped//00005000-1.png</text:p>
          </table:table-cell>
          <table:table-cell office:value-type="float" office:value="1812.42104793248" calcext:value-type="float">
            <text:p>1812.4210479325</text:p>
          </table:table-cell>
          <table:table-cell office:value-type="float" office:value="112.736949082247" calcext:value-type="float">
            <text:p>112.7369490822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/media/benjamin/MyPassport/captures-bloc-calibration-cropped//00005000-2.png</text:p>
          </table:table-cell>
          <table:table-cell office:value-type="float" office:value="1812.42964794963" calcext:value-type="float">
            <text:p>1812.4296479496</text:p>
          </table:table-cell>
          <table:table-cell office:value-type="float" office:value="112.73776813997" calcext:value-type="float">
            <text:p>112.73776814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/media/benjamin/MyPassport/captures-bloc-calibration-cropped//00005000-3.png</text:p>
          </table:table-cell>
          <table:table-cell office:value-type="float" office:value="1812.43294173825" calcext:value-type="float">
            <text:p>1812.4329417383</text:p>
          </table:table-cell>
          <table:table-cell office:value-type="float" office:value="112.735346709942" calcext:value-type="float">
            <text:p>112.735346709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/media/benjamin/MyPassport/captures-bloc-calibration-cropped//00005000-4.png</text:p>
          </table:table-cell>
          <table:table-cell office:value-type="float" office:value="1812.43272739672" calcext:value-type="float">
            <text:p>1812.4327273967</text:p>
          </table:table-cell>
          <table:table-cell office:value-type="float" office:value="112.746254809901" calcext:value-type="float">
            <text:p>112.746254809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/media/benjamin/MyPassport/captures-bloc-calibration-cropped//00005100-0.png</text:p>
          </table:table-cell>
          <table:table-cell office:value-type="float" office:value="1813.28165965372" calcext:value-type="float">
            <text:p>1813.2816596537</text:p>
          </table:table-cell>
          <table:table-cell office:value-type="float" office:value="110.777417211734" calcext:value-type="float">
            <text:p>110.7774172117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/media/benjamin/MyPassport/captures-bloc-calibration-cropped//00005100-1.png</text:p>
          </table:table-cell>
          <table:table-cell office:value-type="float" office:value="1813.26982119416" calcext:value-type="float">
            <text:p>1813.2698211942</text:p>
          </table:table-cell>
          <table:table-cell office:value-type="float" office:value="110.805556009322" calcext:value-type="float">
            <text:p>110.8055560093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/media/benjamin/MyPassport/captures-bloc-calibration-cropped//00005100-2.png</text:p>
          </table:table-cell>
          <table:table-cell office:value-type="float" office:value="1813.27587132446" calcext:value-type="float">
            <text:p>1813.2758713245</text:p>
          </table:table-cell>
          <table:table-cell office:value-type="float" office:value="110.789822772529" calcext:value-type="float">
            <text:p>110.7898227725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/media/benjamin/MyPassport/captures-bloc-calibration-cropped//00005100-3.png</text:p>
          </table:table-cell>
          <table:table-cell office:value-type="float" office:value="1813.27300453034" calcext:value-type="float">
            <text:p>1813.2730045303</text:p>
          </table:table-cell>
          <table:table-cell office:value-type="float" office:value="110.785805093417" calcext:value-type="float">
            <text:p>110.7858050934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/media/benjamin/MyPassport/captures-bloc-calibration-cropped//00005100-4.png</text:p>
          </table:table-cell>
          <table:table-cell office:value-type="float" office:value="1813.27234033129" calcext:value-type="float">
            <text:p>1813.2723403313</text:p>
          </table:table-cell>
          <table:table-cell office:value-type="float" office:value="110.791133927431" calcext:value-type="float">
            <text:p>110.7911339274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/media/benjamin/MyPassport/captures-bloc-calibration-cropped//00005200-0.png</text:p>
          </table:table-cell>
          <table:table-cell office:value-type="float" office:value="1813.97276833866" calcext:value-type="float">
            <text:p>1813.9727683387</text:p>
          </table:table-cell>
          <table:table-cell office:value-type="float" office:value="108.513862704748" calcext:value-type="float">
            <text:p>108.5138627047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/media/benjamin/MyPassport/captures-bloc-calibration-cropped//00005200-1.png</text:p>
          </table:table-cell>
          <table:table-cell office:value-type="float" office:value="1813.97156669585" calcext:value-type="float">
            <text:p>1813.9715666959</text:p>
          </table:table-cell>
          <table:table-cell office:value-type="float" office:value="108.516852703096" calcext:value-type="float">
            <text:p>108.51685270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/media/benjamin/MyPassport/captures-bloc-calibration-cropped//00005200-2.png</text:p>
          </table:table-cell>
          <table:table-cell office:value-type="float" office:value="1813.970059636" calcext:value-type="float">
            <text:p>1813.970059636</text:p>
          </table:table-cell>
          <table:table-cell office:value-type="float" office:value="108.516516308562" calcext:value-type="float">
            <text:p>108.5165163086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/media/benjamin/MyPassport/captures-bloc-calibration-cropped//00005200-3.png</text:p>
          </table:table-cell>
          <table:table-cell office:value-type="float" office:value="1813.97546297643" calcext:value-type="float">
            <text:p>1813.9754629764</text:p>
          </table:table-cell>
          <table:table-cell office:value-type="float" office:value="108.509160288749" calcext:value-type="float">
            <text:p>108.5091602887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/media/benjamin/MyPassport/captures-bloc-calibration-cropped//00005200-4.png</text:p>
          </table:table-cell>
          <table:table-cell office:value-type="float" office:value="1813.96867626218" calcext:value-type="float">
            <text:p>1813.9686762622</text:p>
          </table:table-cell>
          <table:table-cell office:value-type="float" office:value="108.51854995571" calcext:value-type="float">
            <text:p>108.5185499557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/media/benjamin/MyPassport/captures-bloc-calibration-cropped//00005300-0.png</text:p>
          </table:table-cell>
          <table:table-cell office:value-type="float" office:value="1812.89677872109" calcext:value-type="float">
            <text:p>1812.8967787211</text:p>
          </table:table-cell>
          <table:table-cell office:value-type="float" office:value="108.612272247113" calcext:value-type="float">
            <text:p>108.6122722471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/media/benjamin/MyPassport/captures-bloc-calibration-cropped//00005300-1.png</text:p>
          </table:table-cell>
          <table:table-cell office:value-type="float" office:value="1812.89472848718" calcext:value-type="float">
            <text:p>1812.8947284872</text:p>
          </table:table-cell>
          <table:table-cell office:value-type="float" office:value="108.612805213587" calcext:value-type="float">
            <text:p>108.612805213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/media/benjamin/MyPassport/captures-bloc-calibration-cropped//00005300-2.png</text:p>
          </table:table-cell>
          <table:table-cell office:value-type="float" office:value="1812.875228192" calcext:value-type="float">
            <text:p>1812.875228192</text:p>
          </table:table-cell>
          <table:table-cell office:value-type="float" office:value="108.617906942663" calcext:value-type="float">
            <text:p>108.6179069427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/media/benjamin/MyPassport/captures-bloc-calibration-cropped//00005300-3.png</text:p>
          </table:table-cell>
          <table:table-cell office:value-type="float" office:value="1812.87178251415" calcext:value-type="float">
            <text:p>1812.8717825142</text:p>
          </table:table-cell>
          <table:table-cell office:value-type="float" office:value="108.614507758297" calcext:value-type="float">
            <text:p>108.6145077583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/media/benjamin/MyPassport/captures-bloc-calibration-cropped//00005300-4.png</text:p>
          </table:table-cell>
          <table:table-cell office:value-type="float" office:value="1812.89620642515" calcext:value-type="float">
            <text:p>1812.8962064252</text:p>
          </table:table-cell>
          <table:table-cell office:value-type="float" office:value="108.614928152771" calcext:value-type="float">
            <text:p>108.6149281528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/media/benjamin/MyPassport/captures-bloc-calibration-cropped//00005400-0.png</text:p>
          </table:table-cell>
          <table:table-cell office:value-type="float" office:value="1812.31205495414" calcext:value-type="float">
            <text:p>1812.3120549542</text:p>
          </table:table-cell>
          <table:table-cell office:value-type="float" office:value="108.122446756308" calcext:value-type="float">
            <text:p>108.1224467563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/media/benjamin/MyPassport/captures-bloc-calibration-cropped//00005400-1.png</text:p>
          </table:table-cell>
          <table:table-cell office:value-type="float" office:value="1812.52784121852" calcext:value-type="float">
            <text:p>1812.5278412185</text:p>
          </table:table-cell>
          <table:table-cell office:value-type="float" office:value="108.041976518994" calcext:value-type="float">
            <text:p>108.041976519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/media/benjamin/MyPassport/captures-bloc-calibration-cropped//00005400-2.png</text:p>
          </table:table-cell>
          <table:table-cell office:value-type="float" office:value="1812.52273640925" calcext:value-type="float">
            <text:p>1812.5227364093</text:p>
          </table:table-cell>
          <table:table-cell office:value-type="float" office:value="108.048171730817" calcext:value-type="float">
            <text:p>108.0481717308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/media/benjamin/MyPassport/captures-bloc-calibration-cropped//00005400-3.png</text:p>
          </table:table-cell>
          <table:table-cell office:value-type="float" office:value="1812.53114976888" calcext:value-type="float">
            <text:p>1812.5311497689</text:p>
          </table:table-cell>
          <table:table-cell office:value-type="float" office:value="108.046844299917" calcext:value-type="float">
            <text:p>108.0468442999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/media/benjamin/MyPassport/captures-bloc-calibration-cropped//00005400-4.png</text:p>
          </table:table-cell>
          <table:table-cell office:value-type="float" office:value="1812.52478904394" calcext:value-type="float">
            <text:p>1812.5247890439</text:p>
          </table:table-cell>
          <table:table-cell office:value-type="float" office:value="108.051738746766" calcext:value-type="float">
            <text:p>108.0517387468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/media/benjamin/MyPassport/captures-bloc-calibration-cropped//00005500-0.png</text:p>
          </table:table-cell>
          <table:table-cell office:value-type="float" office:value="1811.44999403963" calcext:value-type="float">
            <text:p>1811.4499940396</text:p>
          </table:table-cell>
          <table:table-cell office:value-type="float" office:value="108.553749046486" calcext:value-type="float">
            <text:p>108.553749046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/media/benjamin/MyPassport/captures-bloc-calibration-cropped//00005500-1.png</text:p>
          </table:table-cell>
          <table:table-cell office:value-type="float" office:value="1811.45007941053" calcext:value-type="float">
            <text:p>1811.4500794105</text:p>
          </table:table-cell>
          <table:table-cell office:value-type="float" office:value="108.557598283488" calcext:value-type="float">
            <text:p>108.557598283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/media/benjamin/MyPassport/captures-bloc-calibration-cropped//00005500-2.png</text:p>
          </table:table-cell>
          <table:table-cell office:value-type="float" office:value="1811.45077388472" calcext:value-type="float">
            <text:p>1811.4507738847</text:p>
          </table:table-cell>
          <table:table-cell office:value-type="float" office:value="108.552426401324" calcext:value-type="float">
            <text:p>108.5524264013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/media/benjamin/MyPassport/captures-bloc-calibration-cropped//00005500-3.png</text:p>
          </table:table-cell>
          <table:table-cell office:value-type="float" office:value="1811.44812689182" calcext:value-type="float">
            <text:p>1811.4481268918</text:p>
          </table:table-cell>
          <table:table-cell office:value-type="float" office:value="108.554437651107" calcext:value-type="float">
            <text:p>108.5544376511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/media/benjamin/MyPassport/captures-bloc-calibration-cropped//00005500-4.png</text:p>
          </table:table-cell>
          <table:table-cell office:value-type="float" office:value="1811.4517127654" calcext:value-type="float">
            <text:p>1811.4517127654</text:p>
          </table:table-cell>
          <table:table-cell office:value-type="float" office:value="108.557810627144" calcext:value-type="float">
            <text:p>108.5578106271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/media/benjamin/MyPassport/captures-bloc-calibration-cropped//00005600-0.png</text:p>
          </table:table-cell>
          <table:table-cell office:value-type="float" office:value="1810.49616289841" calcext:value-type="float">
            <text:p>1810.4961628984</text:p>
          </table:table-cell>
          <table:table-cell office:value-type="float" office:value="109.150413665284" calcext:value-type="float">
            <text:p>109.1504136653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/media/benjamin/MyPassport/captures-bloc-calibration-cropped//00005600-1.png</text:p>
          </table:table-cell>
          <table:table-cell office:value-type="float" office:value="1810.49730804192" calcext:value-type="float">
            <text:p>1810.4973080419</text:p>
          </table:table-cell>
          <table:table-cell office:value-type="float" office:value="109.151421389494" calcext:value-type="float">
            <text:p>109.1514213895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/media/benjamin/MyPassport/captures-bloc-calibration-cropped//00005600-2.png</text:p>
          </table:table-cell>
          <table:table-cell office:value-type="float" office:value="1810.49741944747" calcext:value-type="float">
            <text:p>1810.4974194475</text:p>
          </table:table-cell>
          <table:table-cell office:value-type="float" office:value="109.148953947889" calcext:value-type="float">
            <text:p>109.148953947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/media/benjamin/MyPassport/captures-bloc-calibration-cropped//00005600-3.png</text:p>
          </table:table-cell>
          <table:table-cell office:value-type="float" office:value="1810.49834451931" calcext:value-type="float">
            <text:p>1810.4983445193</text:p>
          </table:table-cell>
          <table:table-cell office:value-type="float" office:value="109.152635085109" calcext:value-type="float">
            <text:p>109.1526350851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/media/benjamin/MyPassport/captures-bloc-calibration-cropped//00005600-4.png</text:p>
          </table:table-cell>
          <table:table-cell office:value-type="float" office:value="1810.49663655379" calcext:value-type="float">
            <text:p>1810.4966365538</text:p>
          </table:table-cell>
          <table:table-cell office:value-type="float" office:value="109.154145154327" calcext:value-type="float">
            <text:p>109.1541451543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/media/benjamin/MyPassport/captures-bloc-calibration-cropped//00005700-0.png</text:p>
          </table:table-cell>
          <table:table-cell office:value-type="float" office:value="1810.43458005122" calcext:value-type="float">
            <text:p>1810.4345800512</text:p>
          </table:table-cell>
          <table:table-cell office:value-type="float" office:value="108.673051452067" calcext:value-type="float">
            <text:p>108.6730514521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/media/benjamin/MyPassport/captures-bloc-calibration-cropped//00005700-1.png</text:p>
          </table:table-cell>
          <table:table-cell office:value-type="float" office:value="1810.43130297166" calcext:value-type="float">
            <text:p>1810.4313029717</text:p>
          </table:table-cell>
          <table:table-cell office:value-type="float" office:value="108.660935462317" calcext:value-type="float">
            <text:p>108.6609354623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/media/benjamin/MyPassport/captures-bloc-calibration-cropped//00005700-2.png</text:p>
          </table:table-cell>
          <table:table-cell office:value-type="float" office:value="1810.43575588272" calcext:value-type="float">
            <text:p>1810.4357558827</text:p>
          </table:table-cell>
          <table:table-cell office:value-type="float" office:value="108.663098378765" calcext:value-type="float">
            <text:p>108.6630983788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/media/benjamin/MyPassport/captures-bloc-calibration-cropped//00005700-3.png</text:p>
          </table:table-cell>
          <table:table-cell office:value-type="float" office:value="1810.43231625238" calcext:value-type="float">
            <text:p>1810.4323162524</text:p>
          </table:table-cell>
          <table:table-cell office:value-type="float" office:value="108.668318044594" calcext:value-type="float">
            <text:p>108.6683180446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/media/benjamin/MyPassport/captures-bloc-calibration-cropped//00005700-4.png</text:p>
          </table:table-cell>
          <table:table-cell office:value-type="float" office:value="1810.43440623711" calcext:value-type="float">
            <text:p>1810.4344062371</text:p>
          </table:table-cell>
          <table:table-cell office:value-type="float" office:value="108.653435224405" calcext:value-type="float">
            <text:p>108.6534352244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/media/benjamin/MyPassport/captures-bloc-calibration-cropped//00005800-0.png</text:p>
          </table:table-cell>
          <table:table-cell office:value-type="float" office:value="1809.45086265746" calcext:value-type="float">
            <text:p>1809.4508626575</text:p>
          </table:table-cell>
          <table:table-cell office:value-type="float" office:value="109.073566787787" calcext:value-type="float">
            <text:p>109.0735667878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/media/benjamin/MyPassport/captures-bloc-calibration-cropped//00005800-1.png</text:p>
          </table:table-cell>
          <table:table-cell office:value-type="float" office:value="1809.45757652487" calcext:value-type="float">
            <text:p>1809.4575765249</text:p>
          </table:table-cell>
          <table:table-cell office:value-type="float" office:value="109.06197151885" calcext:value-type="float">
            <text:p>109.0619715189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/media/benjamin/MyPassport/captures-bloc-calibration-cropped//00005800-2.png</text:p>
          </table:table-cell>
          <table:table-cell office:value-type="float" office:value="1809.45775772493" calcext:value-type="float">
            <text:p>1809.4577577249</text:p>
          </table:table-cell>
          <table:table-cell office:value-type="float" office:value="109.059127638049" calcext:value-type="float">
            <text:p>109.059127638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/media/benjamin/MyPassport/captures-bloc-calibration-cropped//00005800-3.png</text:p>
          </table:table-cell>
          <table:table-cell office:value-type="float" office:value="1809.45144433628" calcext:value-type="float">
            <text:p>1809.4514443363</text:p>
          </table:table-cell>
          <table:table-cell office:value-type="float" office:value="109.069131756691" calcext:value-type="float">
            <text:p>109.0691317567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/media/benjamin/MyPassport/captures-bloc-calibration-cropped//00005800-4.png</text:p>
          </table:table-cell>
          <table:table-cell office:value-type="float" office:value="1809.46681345208" calcext:value-type="float">
            <text:p>1809.4668134521</text:p>
          </table:table-cell>
          <table:table-cell office:value-type="float" office:value="109.072047102119" calcext:value-type="float">
            <text:p>109.0720471021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/media/benjamin/MyPassport/captures-bloc-calibration-cropped//00005900-0.png</text:p>
          </table:table-cell>
          <table:table-cell office:value-type="float" office:value="1809.01140385918" calcext:value-type="float">
            <text:p>1809.0114038592</text:p>
          </table:table-cell>
          <table:table-cell office:value-type="float" office:value="108.559711790126" calcext:value-type="float">
            <text:p>108.5597117901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/media/benjamin/MyPassport/captures-bloc-calibration-cropped//00005900-1.png</text:p>
          </table:table-cell>
          <table:table-cell office:value-type="float" office:value="1809.01530489684" calcext:value-type="float">
            <text:p>1809.0153048968</text:p>
          </table:table-cell>
          <table:table-cell office:value-type="float" office:value="108.564484129517" calcext:value-type="float">
            <text:p>108.5644841295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/media/benjamin/MyPassport/captures-bloc-calibration-cropped//00005900-2.png</text:p>
          </table:table-cell>
          <table:table-cell office:value-type="float" office:value="1809.00803547374" calcext:value-type="float">
            <text:p>1809.0080354738</text:p>
          </table:table-cell>
          <table:table-cell office:value-type="float" office:value="108.558484338567" calcext:value-type="float">
            <text:p>108.5584843386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/media/benjamin/MyPassport/captures-bloc-calibration-cropped//00005900-3.png</text:p>
          </table:table-cell>
          <table:table-cell office:value-type="float" office:value="1809.11489370065" calcext:value-type="float">
            <text:p>1809.1148937007</text:p>
          </table:table-cell>
          <table:table-cell office:value-type="float" office:value="108.565959878375" calcext:value-type="float">
            <text:p>108.5659598784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/media/benjamin/MyPassport/captures-bloc-calibration-cropped//00005900-4.png</text:p>
          </table:table-cell>
          <table:table-cell office:value-type="float" office:value="1809.01066684968" calcext:value-type="float">
            <text:p>1809.0106668497</text:p>
          </table:table-cell>
          <table:table-cell office:value-type="float" office:value="108.564565823728" calcext:value-type="float">
            <text:p>108.5645658237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/media/benjamin/MyPassport/captures-bloc-calibration-cropped//00006000-0.png</text:p>
          </table:table-cell>
          <table:table-cell office:value-type="float" office:value="1807.5682125016" calcext:value-type="float">
            <text:p>1807.5682125016</text:p>
          </table:table-cell>
          <table:table-cell office:value-type="float" office:value="109.151503446639" calcext:value-type="float">
            <text:p>109.151503446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/media/benjamin/MyPassport/captures-bloc-calibration-cropped//00006000-1.png</text:p>
          </table:table-cell>
          <table:table-cell office:value-type="float" office:value="1807.56878887741" calcext:value-type="float">
            <text:p>1807.5687888774</text:p>
          </table:table-cell>
          <table:table-cell office:value-type="float" office:value="109.150093408707" calcext:value-type="float">
            <text:p>109.1500934087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/media/benjamin/MyPassport/captures-bloc-calibration-cropped//00006000-2.png</text:p>
          </table:table-cell>
          <table:table-cell office:value-type="float" office:value="1807.56748379748" calcext:value-type="float">
            <text:p>1807.5674837975</text:p>
          </table:table-cell>
          <table:table-cell office:value-type="float" office:value="109.140544549354" calcext:value-type="float">
            <text:p>109.1405445494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/media/benjamin/MyPassport/captures-bloc-calibration-cropped//00006000-3.png</text:p>
          </table:table-cell>
          <table:table-cell office:value-type="float" office:value="1807.56992940179" calcext:value-type="float">
            <text:p>1807.5699294018</text:p>
          </table:table-cell>
          <table:table-cell office:value-type="float" office:value="109.145756217683" calcext:value-type="float">
            <text:p>109.1457562177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/media/benjamin/MyPassport/captures-bloc-calibration-cropped//00006000-4.png</text:p>
          </table:table-cell>
          <table:table-cell office:value-type="float" office:value="1807.56657233097" calcext:value-type="float">
            <text:p>1807.566572331</text:p>
          </table:table-cell>
          <table:table-cell office:value-type="float" office:value="109.141531050981" calcext:value-type="float">
            <text:p>109.141531051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/media/benjamin/MyPassport/captures-bloc-calibration-cropped//00006100-0.png</text:p>
          </table:table-cell>
          <table:table-cell office:value-type="float" office:value="1806.82133793817" calcext:value-type="float">
            <text:p>1806.8213379382</text:p>
          </table:table-cell>
          <table:table-cell office:value-type="float" office:value="109.515894657961" calcext:value-type="float">
            <text:p>109.515894658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/media/benjamin/MyPassport/captures-bloc-calibration-cropped//00006100-1.png</text:p>
          </table:table-cell>
          <table:table-cell office:value-type="float" office:value="1806.81565249156" calcext:value-type="float">
            <text:p>1806.8156524916</text:p>
          </table:table-cell>
          <table:table-cell office:value-type="float" office:value="109.509134247452" calcext:value-type="float">
            <text:p>109.5091342475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/media/benjamin/MyPassport/captures-bloc-calibration-cropped//00006100-2.png</text:p>
          </table:table-cell>
          <table:table-cell office:value-type="float" office:value="1806.81518093521" calcext:value-type="float">
            <text:p>1806.8151809352</text:p>
          </table:table-cell>
          <table:table-cell office:value-type="float" office:value="109.506574087196" calcext:value-type="float">
            <text:p>109.506574087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/media/benjamin/MyPassport/captures-bloc-calibration-cropped//00006100-3.png</text:p>
          </table:table-cell>
          <table:table-cell office:value-type="float" office:value="1806.81713119241" calcext:value-type="float">
            <text:p>1806.8171311924</text:p>
          </table:table-cell>
          <table:table-cell office:value-type="float" office:value="109.506432355764" calcext:value-type="float">
            <text:p>109.5064323558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/media/benjamin/MyPassport/captures-bloc-calibration-cropped//00006100-4.png</text:p>
          </table:table-cell>
          <table:table-cell office:value-type="float" office:value="1806.82090683356" calcext:value-type="float">
            <text:p>1806.8209068336</text:p>
          </table:table-cell>
          <table:table-cell office:value-type="float" office:value="109.522269410215" calcext:value-type="float">
            <text:p>109.5222694102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/media/benjamin/MyPassport/captures-bloc-calibration-cropped//00006200-0.png</text:p>
          </table:table-cell>
          <table:table-cell office:value-type="float" office:value="1806.88685250323" calcext:value-type="float">
            <text:p>1806.8868525032</text:p>
          </table:table-cell>
          <table:table-cell office:value-type="float" office:value="109.335428281997" calcext:value-type="float">
            <text:p>109.335428282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/media/benjamin/MyPassport/captures-bloc-calibration-cropped//00006200-1.png</text:p>
          </table:table-cell>
          <table:table-cell office:value-type="float" office:value="1806.88460348457" calcext:value-type="float">
            <text:p>1806.8846034846</text:p>
          </table:table-cell>
          <table:table-cell office:value-type="float" office:value="109.339403612577" calcext:value-type="float">
            <text:p>109.3394036126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/media/benjamin/MyPassport/captures-bloc-calibration-cropped//00006200-2.png</text:p>
          </table:table-cell>
          <table:table-cell office:value-type="float" office:value="1806.88051131855" calcext:value-type="float">
            <text:p>1806.8805113186</text:p>
          </table:table-cell>
          <table:table-cell office:value-type="float" office:value="109.332106985123" calcext:value-type="float">
            <text:p>109.3321069851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/media/benjamin/MyPassport/captures-bloc-calibration-cropped//00006200-3.png</text:p>
          </table:table-cell>
          <table:table-cell office:value-type="float" office:value="1806.88105271423" calcext:value-type="float">
            <text:p>1806.8810527142</text:p>
          </table:table-cell>
          <table:table-cell office:value-type="float" office:value="109.337906961598" calcext:value-type="float">
            <text:p>109.3379069616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/media/benjamin/MyPassport/captures-bloc-calibration-cropped//00006200-4.png</text:p>
          </table:table-cell>
          <table:table-cell office:value-type="float" office:value="1806.88124984473" calcext:value-type="float">
            <text:p>1806.8812498447</text:p>
          </table:table-cell>
          <table:table-cell office:value-type="float" office:value="109.335262456631" calcext:value-type="float">
            <text:p>109.3352624566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/media/benjamin/MyPassport/captures-bloc-calibration-cropped//00006300-0.png</text:p>
          </table:table-cell>
          <table:table-cell office:value-type="float" office:value="1805.88773705015" calcext:value-type="float">
            <text:p>1805.8877370502</text:p>
          </table:table-cell>
          <table:table-cell office:value-type="float" office:value="109.611947249512" calcext:value-type="float">
            <text:p>109.6119472495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/media/benjamin/MyPassport/captures-bloc-calibration-cropped//00006300-1.png</text:p>
          </table:table-cell>
          <table:table-cell office:value-type="float" office:value="1805.89508251238" calcext:value-type="float">
            <text:p>1805.8950825124</text:p>
          </table:table-cell>
          <table:table-cell office:value-type="float" office:value="109.613896347471" calcext:value-type="float">
            <text:p>109.6138963475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/media/benjamin/MyPassport/captures-bloc-calibration-cropped//00006300-2.png</text:p>
          </table:table-cell>
          <table:table-cell office:value-type="float" office:value="1805.90000981244" calcext:value-type="float">
            <text:p>1805.9000098124</text:p>
          </table:table-cell>
          <table:table-cell office:value-type="float" office:value="109.602990671709" calcext:value-type="float">
            <text:p>109.6029906717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/media/benjamin/MyPassport/captures-bloc-calibration-cropped//00006300-3.png</text:p>
          </table:table-cell>
          <table:table-cell office:value-type="float" office:value="1805.8961395229" calcext:value-type="float">
            <text:p>1805.8961395229</text:p>
          </table:table-cell>
          <table:table-cell office:value-type="float" office:value="109.608448400958" calcext:value-type="float">
            <text:p>109.608448401</text:p>
          </table:table-cell>
          <table:table-cell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/media/benjamin/MyPassport/captures-bloc-calibration-cropped//00006300-4.png</text:p>
          </table:table-cell>
          <table:table-cell office:value-type="float" office:value="1805.90007467214" calcext:value-type="float">
            <text:p>1805.9000746721</text:p>
          </table:table-cell>
          <table:table-cell office:value-type="float" office:value="109.61122905778" calcext:value-type="float">
            <text:p>109.611229057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/media/benjamin/MyPassport/captures-bloc-calibration-cropped//00006400-0.png</text:p>
          </table:table-cell>
          <table:table-cell office:value-type="float" office:value="1805.48241398784" calcext:value-type="float">
            <text:p>1805.4824139878</text:p>
          </table:table-cell>
          <table:table-cell office:value-type="float" office:value="109.852153968964" calcext:value-type="float">
            <text:p>109.85215396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/media/benjamin/MyPassport/captures-bloc-calibration-cropped//00006400-1.png</text:p>
          </table:table-cell>
          <table:table-cell office:value-type="float" office:value="1805.44983927323" calcext:value-type="float">
            <text:p>1805.4498392732</text:p>
          </table:table-cell>
          <table:table-cell office:value-type="float" office:value="109.848324995327" calcext:value-type="float">
            <text:p>109.8483249953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/media/benjamin/MyPassport/captures-bloc-calibration-cropped//00006400-2.png</text:p>
          </table:table-cell>
          <table:table-cell office:value-type="float" office:value="1805.47935774244" calcext:value-type="float">
            <text:p>1805.4793577425</text:p>
          </table:table-cell>
          <table:table-cell office:value-type="float" office:value="109.8494135367" calcext:value-type="float">
            <text:p>109.8494135367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/media/benjamin/MyPassport/captures-bloc-calibration-cropped//00006400-3.png</text:p>
          </table:table-cell>
          <table:table-cell office:value-type="float" office:value="1805.4493711774" calcext:value-type="float">
            <text:p>1805.4493711774</text:p>
          </table:table-cell>
          <table:table-cell office:value-type="float" office:value="109.831963220842" calcext:value-type="float">
            <text:p>109.8319632208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/media/benjamin/MyPassport/captures-bloc-calibration-cropped//00006400-4.png</text:p>
          </table:table-cell>
          <table:table-cell office:value-type="float" office:value="1805.48773137342" calcext:value-type="float">
            <text:p>1805.4877313734</text:p>
          </table:table-cell>
          <table:table-cell office:value-type="float" office:value="109.817429769639" calcext:value-type="float">
            <text:p>109.8174297696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/media/benjamin/MyPassport/captures-bloc-calibration-cropped//00006500-0.png</text:p>
          </table:table-cell>
          <table:table-cell office:value-type="float" office:value="1802.93858941092" calcext:value-type="float">
            <text:p>1802.9385894109</text:p>
          </table:table-cell>
          <table:table-cell office:value-type="float" office:value="110.622564617467" calcext:value-type="float">
            <text:p>110.6225646175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/media/benjamin/MyPassport/captures-bloc-calibration-cropped//00006500-1.png</text:p>
          </table:table-cell>
          <table:table-cell office:value-type="float" office:value="1802.96171746209" calcext:value-type="float">
            <text:p>1802.9617174621</text:p>
          </table:table-cell>
          <table:table-cell office:value-type="float" office:value="110.672245342418" calcext:value-type="float">
            <text:p>110.6722453424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/media/benjamin/MyPassport/captures-bloc-calibration-cropped//00006500-2.png</text:p>
          </table:table-cell>
          <table:table-cell office:value-type="float" office:value="1802.9453496544" calcext:value-type="float">
            <text:p>1802.9453496544</text:p>
          </table:table-cell>
          <table:table-cell office:value-type="float" office:value="110.639418956881" calcext:value-type="float">
            <text:p>110.6394189569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/media/benjamin/MyPassport/captures-bloc-calibration-cropped//00006500-3.png</text:p>
          </table:table-cell>
          <table:table-cell office:value-type="float" office:value="1802.96446205229" calcext:value-type="float">
            <text:p>1802.9644620523</text:p>
          </table:table-cell>
          <table:table-cell office:value-type="float" office:value="110.651431415756" calcext:value-type="float">
            <text:p>110.6514314158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/media/benjamin/MyPassport/captures-bloc-calibration-cropped//00006500-4.png</text:p>
          </table:table-cell>
          <table:table-cell office:value-type="float" office:value="1802.94486468369" calcext:value-type="float">
            <text:p>1802.9448646837</text:p>
          </table:table-cell>
          <table:table-cell office:value-type="float" office:value="110.634627696885" calcext:value-type="float">
            <text:p>110.634627696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/media/benjamin/MyPassport/captures-bloc-calibration-cropped//00006600-0.png</text:p>
          </table:table-cell>
          <table:table-cell office:value-type="float" office:value="1802.48293626011" calcext:value-type="float">
            <text:p>1802.4829362601</text:p>
          </table:table-cell>
          <table:table-cell office:value-type="float" office:value="110.559755584113" calcext:value-type="float">
            <text:p>110.5597555841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/media/benjamin/MyPassport/captures-bloc-calibration-cropped//00006600-1.png</text:p>
          </table:table-cell>
          <table:table-cell office:value-type="float" office:value="1802.4709390857" calcext:value-type="float">
            <text:p>1802.4709390857</text:p>
          </table:table-cell>
          <table:table-cell office:value-type="float" office:value="110.568092044885" calcext:value-type="float">
            <text:p>110.5680920449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/media/benjamin/MyPassport/captures-bloc-calibration-cropped//00006600-2.png</text:p>
          </table:table-cell>
          <table:table-cell office:value-type="float" office:value="1802.4561525139" calcext:value-type="float">
            <text:p>1802.4561525139</text:p>
          </table:table-cell>
          <table:table-cell office:value-type="float" office:value="110.584567614806" calcext:value-type="float">
            <text:p>110.5845676148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/media/benjamin/MyPassport/captures-bloc-calibration-cropped//00006600-3.png</text:p>
          </table:table-cell>
          <table:table-cell office:value-type="float" office:value="1802.45597911971" calcext:value-type="float">
            <text:p>1802.4559791197</text:p>
          </table:table-cell>
          <table:table-cell office:value-type="float" office:value="110.597265109356" calcext:value-type="float">
            <text:p>110.5972651094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/media/benjamin/MyPassport/captures-bloc-calibration-cropped//00006600-4.png</text:p>
          </table:table-cell>
          <table:table-cell office:value-type="float" office:value="1802.48251823021" calcext:value-type="float">
            <text:p>1802.4825182302</text:p>
          </table:table-cell>
          <table:table-cell office:value-type="float" office:value="110.561496169958" calcext:value-type="float">
            <text:p>110.56149617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/media/benjamin/MyPassport/captures-bloc-calibration-cropped//00006700-0.png</text:p>
          </table:table-cell>
          <table:table-cell office:value-type="float" office:value="1802.73386059891" calcext:value-type="float">
            <text:p>1802.7338605989</text:p>
          </table:table-cell>
          <table:table-cell office:value-type="float" office:value="110.50945784614" calcext:value-type="float">
            <text:p>110.5094578461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/media/benjamin/MyPassport/captures-bloc-calibration-cropped//00006700-1.png</text:p>
          </table:table-cell>
          <table:table-cell office:value-type="float" office:value="1802.73058529605" calcext:value-type="float">
            <text:p>1802.7305852961</text:p>
          </table:table-cell>
          <table:table-cell office:value-type="float" office:value="110.51614325674" calcext:value-type="float">
            <text:p>110.5161432567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/media/benjamin/MyPassport/captures-bloc-calibration-cropped//00006700-2.png</text:p>
          </table:table-cell>
          <table:table-cell office:value-type="float" office:value="1802.73666252712" calcext:value-type="float">
            <text:p>1802.7366625271</text:p>
          </table:table-cell>
          <table:table-cell office:value-type="float" office:value="110.535740547209" calcext:value-type="float">
            <text:p>110.5357405472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/media/benjamin/MyPassport/captures-bloc-calibration-cropped//00006700-3.png</text:p>
          </table:table-cell>
          <table:table-cell office:value-type="float" office:value="1802.69930404766" calcext:value-type="float">
            <text:p>1802.6993040477</text:p>
          </table:table-cell>
          <table:table-cell office:value-type="float" office:value="110.580504759587" calcext:value-type="float">
            <text:p>110.5805047596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/media/benjamin/MyPassport/captures-bloc-calibration-cropped//00006700-4.png</text:p>
          </table:table-cell>
          <table:table-cell office:value-type="float" office:value="1802.73355144875" calcext:value-type="float">
            <text:p>1802.7335514488</text:p>
          </table:table-cell>
          <table:table-cell office:value-type="float" office:value="110.521330110715" calcext:value-type="float">
            <text:p>110.5213301107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/media/benjamin/MyPassport/captures-bloc-calibration-cropped//00006800-0.png</text:p>
          </table:table-cell>
          <table:table-cell office:value-type="float" office:value="1803.35414399563" calcext:value-type="float">
            <text:p>1803.3541439956</text:p>
          </table:table-cell>
          <table:table-cell office:value-type="float" office:value="108.774611915267" calcext:value-type="float">
            <text:p>108.7746119153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/media/benjamin/MyPassport/captures-bloc-calibration-cropped//00006800-1.png</text:p>
          </table:table-cell>
          <table:table-cell office:value-type="float" office:value="1803.33865514314" calcext:value-type="float">
            <text:p>1803.3386551431</text:p>
          </table:table-cell>
          <table:table-cell office:value-type="float" office:value="108.785597241127" calcext:value-type="float">
            <text:p>108.7855972411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/media/benjamin/MyPassport/captures-bloc-calibration-cropped//00006800-2.png</text:p>
          </table:table-cell>
          <table:table-cell office:value-type="float" office:value="1803.18485380623" calcext:value-type="float">
            <text:p>1803.1848538062</text:p>
          </table:table-cell>
          <table:table-cell office:value-type="float" office:value="108.8439733497" calcext:value-type="float">
            <text:p>108.8439733497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/media/benjamin/MyPassport/captures-bloc-calibration-cropped//00006800-3.png</text:p>
          </table:table-cell>
          <table:table-cell office:value-type="float" office:value="1803.17677859392" calcext:value-type="float">
            <text:p>1803.1767785939</text:p>
          </table:table-cell>
          <table:table-cell office:value-type="float" office:value="108.845010488727" calcext:value-type="float">
            <text:p>108.8450104887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/media/benjamin/MyPassport/captures-bloc-calibration-cropped//00006800-4.png</text:p>
          </table:table-cell>
          <table:table-cell office:value-type="float" office:value="1803.1853845983" calcext:value-type="float">
            <text:p>1803.1853845983</text:p>
          </table:table-cell>
          <table:table-cell office:value-type="float" office:value="108.836391831181" calcext:value-type="float">
            <text:p>108.8363918312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/media/benjamin/MyPassport/captures-bloc-calibration-cropped//00006900-0.png</text:p>
          </table:table-cell>
          <table:table-cell office:value-type="float" office:value="1803.85184768872" calcext:value-type="float">
            <text:p>1803.8518476887</text:p>
          </table:table-cell>
          <table:table-cell office:value-type="float" office:value="108.227815798055" calcext:value-type="float">
            <text:p>108.227815798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/media/benjamin/MyPassport/captures-bloc-calibration-cropped//00006900-1.png</text:p>
          </table:table-cell>
          <table:table-cell office:value-type="float" office:value="1803.86137106542" calcext:value-type="float">
            <text:p>1803.8613710654</text:p>
          </table:table-cell>
          <table:table-cell office:value-type="float" office:value="108.233196430458" calcext:value-type="float">
            <text:p>108.2331964305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/media/benjamin/MyPassport/captures-bloc-calibration-cropped//00006900-2.png</text:p>
          </table:table-cell>
          <table:table-cell office:value-type="float" office:value="1803.89143815687" calcext:value-type="float">
            <text:p>1803.8914381569</text:p>
          </table:table-cell>
          <table:table-cell office:value-type="float" office:value="108.167047041257" calcext:value-type="float">
            <text:p>108.1670470413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/media/benjamin/MyPassport/captures-bloc-calibration-cropped//00006900-3.png</text:p>
          </table:table-cell>
          <table:table-cell office:value-type="float" office:value="1803.85405655292" calcext:value-type="float">
            <text:p>1803.8540565529</text:p>
          </table:table-cell>
          <table:table-cell office:value-type="float" office:value="108.215541201207" calcext:value-type="float">
            <text:p>108.215541201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/media/benjamin/MyPassport/captures-bloc-calibration-cropped//00006900-4.png</text:p>
          </table:table-cell>
          <table:table-cell office:value-type="float" office:value="1803.86265328144" calcext:value-type="float">
            <text:p>1803.8626532815</text:p>
          </table:table-cell>
          <table:table-cell office:value-type="float" office:value="108.215285592271" calcext:value-type="float">
            <text:p>108.215285592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/media/benjamin/MyPassport/captures-bloc-calibration-cropped//00007000-0.png</text:p>
          </table:table-cell>
          <table:table-cell office:value-type="float" office:value="1802.67815446951" calcext:value-type="float">
            <text:p>1802.6781544695</text:p>
          </table:table-cell>
          <table:table-cell office:value-type="float" office:value="109.055886773316" calcext:value-type="float">
            <text:p>109.0558867733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/media/benjamin/MyPassport/captures-bloc-calibration-cropped//00007000-1.png</text:p>
          </table:table-cell>
          <table:table-cell office:value-type="float" office:value="1802.63558922966" calcext:value-type="float">
            <text:p>1802.6355892297</text:p>
          </table:table-cell>
          <table:table-cell office:value-type="float" office:value="109.096129289705" calcext:value-type="float">
            <text:p>109.0961292897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/media/benjamin/MyPassport/captures-bloc-calibration-cropped//00007000-2.png</text:p>
          </table:table-cell>
          <table:table-cell office:value-type="float" office:value="1802.63584428462" calcext:value-type="float">
            <text:p>1802.6358442846</text:p>
          </table:table-cell>
          <table:table-cell office:value-type="float" office:value="109.090895863693" calcext:value-type="float">
            <text:p>109.0908958637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/media/benjamin/MyPassport/captures-bloc-calibration-cropped//00007000-3.png</text:p>
          </table:table-cell>
          <table:table-cell office:value-type="float" office:value="1802.64121036821" calcext:value-type="float">
            <text:p>1802.6412103682</text:p>
          </table:table-cell>
          <table:table-cell office:value-type="float" office:value="109.09615023529" calcext:value-type="float">
            <text:p>109.0961502353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/media/benjamin/MyPassport/captures-bloc-calibration-cropped//00007000-4.png</text:p>
          </table:table-cell>
          <table:table-cell office:value-type="float" office:value="1802.63679740383" calcext:value-type="float">
            <text:p>1802.6367974038</text:p>
          </table:table-cell>
          <table:table-cell office:value-type="float" office:value="109.095440495605" calcext:value-type="float">
            <text:p>109.0954404956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/media/benjamin/MyPassport/captures-bloc-calibration-cropped//00007100-0.png</text:p>
          </table:table-cell>
          <table:table-cell office:value-type="float" office:value="1802.62547731272" calcext:value-type="float">
            <text:p>1802.6254773127</text:p>
          </table:table-cell>
          <table:table-cell office:value-type="float" office:value="108.845452737212" calcext:value-type="float">
            <text:p>108.845452737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/media/benjamin/MyPassport/captures-bloc-calibration-cropped//00007100-1.png</text:p>
          </table:table-cell>
          <table:table-cell office:value-type="float" office:value="1802.62869743979" calcext:value-type="float">
            <text:p>1802.6286974398</text:p>
          </table:table-cell>
          <table:table-cell office:value-type="float" office:value="108.814656775239" calcext:value-type="float">
            <text:p>108.8146567752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/media/benjamin/MyPassport/captures-bloc-calibration-cropped//00007100-2.png</text:p>
          </table:table-cell>
          <table:table-cell office:value-type="float" office:value="1802.6187845745" calcext:value-type="float">
            <text:p>1802.6187845745</text:p>
          </table:table-cell>
          <table:table-cell office:value-type="float" office:value="108.846647443117" calcext:value-type="float">
            <text:p>108.8466474431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/media/benjamin/MyPassport/captures-bloc-calibration-cropped//00007100-3.png</text:p>
          </table:table-cell>
          <table:table-cell office:value-type="float" office:value="1802.61559062779" calcext:value-type="float">
            <text:p>1802.6155906278</text:p>
          </table:table-cell>
          <table:table-cell office:value-type="float" office:value="108.851543532402" calcext:value-type="float">
            <text:p>108.8515435324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/media/benjamin/MyPassport/captures-bloc-calibration-cropped//00007100-4.png</text:p>
          </table:table-cell>
          <table:table-cell office:value-type="float" office:value="1802.62181003225" calcext:value-type="float">
            <text:p>1802.6218100323</text:p>
          </table:table-cell>
          <table:table-cell office:value-type="float" office:value="108.832139757621" calcext:value-type="float">
            <text:p>108.8321397576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/media/benjamin/MyPassport/captures-bloc-calibration-cropped//00007200-0.png</text:p>
          </table:table-cell>
          <table:table-cell office:value-type="float" office:value="1801.47519290211" calcext:value-type="float">
            <text:p>1801.4751929021</text:p>
          </table:table-cell>
          <table:table-cell office:value-type="float" office:value="109.12147469825" calcext:value-type="float">
            <text:p>109.1214746983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/media/benjamin/MyPassport/captures-bloc-calibration-cropped//00007200-1.png</text:p>
          </table:table-cell>
          <table:table-cell office:value-type="float" office:value="1801.47609151872" calcext:value-type="float">
            <text:p>1801.4760915187</text:p>
          </table:table-cell>
          <table:table-cell office:value-type="float" office:value="109.126490621493" calcext:value-type="float">
            <text:p>109.1264906215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/media/benjamin/MyPassport/captures-bloc-calibration-cropped//00007200-2.png</text:p>
          </table:table-cell>
          <table:table-cell office:value-type="float" office:value="1801.4772241499" calcext:value-type="float">
            <text:p>1801.4772241499</text:p>
          </table:table-cell>
          <table:table-cell office:value-type="float" office:value="109.119416503619" calcext:value-type="float">
            <text:p>109.1194165036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/media/benjamin/MyPassport/captures-bloc-calibration-cropped//00007200-3.png</text:p>
          </table:table-cell>
          <table:table-cell office:value-type="float" office:value="1801.47804263693" calcext:value-type="float">
            <text:p>1801.4780426369</text:p>
          </table:table-cell>
          <table:table-cell office:value-type="float" office:value="109.110316579973" calcext:value-type="float">
            <text:p>109.11031658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/media/benjamin/MyPassport/captures-bloc-calibration-cropped//00007200-4.png</text:p>
          </table:table-cell>
          <table:table-cell office:value-type="float" office:value="1801.47612527172" calcext:value-type="float">
            <text:p>1801.4761252717</text:p>
          </table:table-cell>
          <table:table-cell office:value-type="float" office:value="109.287139167482" calcext:value-type="float">
            <text:p>109.2871391675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/media/benjamin/MyPassport/captures-bloc-calibration-cropped//00007300-0.png</text:p>
          </table:table-cell>
          <table:table-cell office:value-type="float" office:value="1800.47136106765" calcext:value-type="float">
            <text:p>1800.4713610677</text:p>
          </table:table-cell>
          <table:table-cell office:value-type="float" office:value="109.559456713538" calcext:value-type="float">
            <text:p>109.5594567135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/media/benjamin/MyPassport/captures-bloc-calibration-cropped//00007300-1.png</text:p>
          </table:table-cell>
          <table:table-cell office:value-type="float" office:value="1800.4685699457" calcext:value-type="float">
            <text:p>1800.4685699457</text:p>
          </table:table-cell>
          <table:table-cell office:value-type="float" office:value="109.561060515625" calcext:value-type="float">
            <text:p>109.5610605156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/media/benjamin/MyPassport/captures-bloc-calibration-cropped//00007300-2.png</text:p>
          </table:table-cell>
          <table:table-cell office:value-type="float" office:value="1800.46790338705" calcext:value-type="float">
            <text:p>1800.4679033871</text:p>
          </table:table-cell>
          <table:table-cell office:value-type="float" office:value="109.561319649727" calcext:value-type="float">
            <text:p>109.5613196497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/media/benjamin/MyPassport/captures-bloc-calibration-cropped//00007300-3.png</text:p>
          </table:table-cell>
          <table:table-cell office:value-type="float" office:value="1800.47014366827" calcext:value-type="float">
            <text:p>1800.4701436683</text:p>
          </table:table-cell>
          <table:table-cell office:value-type="float" office:value="109.564649383167" calcext:value-type="float">
            <text:p>109.5646493832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/media/benjamin/MyPassport/captures-bloc-calibration-cropped//00007300-4.png</text:p>
          </table:table-cell>
          <table:table-cell office:value-type="float" office:value="1800.47209979671" calcext:value-type="float">
            <text:p>1800.4720997967</text:p>
          </table:table-cell>
          <table:table-cell office:value-type="float" office:value="109.560350280152" calcext:value-type="float">
            <text:p>109.5603502802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/media/benjamin/MyPassport/captures-bloc-calibration-cropped//00007400-0.png</text:p>
          </table:table-cell>
          <table:table-cell office:value-type="float" office:value="1799.96618409995" calcext:value-type="float">
            <text:p>1799.9661841</text:p>
          </table:table-cell>
          <table:table-cell office:value-type="float" office:value="109.234240672972" calcext:value-type="float">
            <text:p>109.234240673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/media/benjamin/MyPassport/captures-bloc-calibration-cropped//00007400-1.png</text:p>
          </table:table-cell>
          <table:table-cell office:value-type="float" office:value="1799.966807748" calcext:value-type="float">
            <text:p>1799.966807748</text:p>
          </table:table-cell>
          <table:table-cell office:value-type="float" office:value="109.232796213758" calcext:value-type="float">
            <text:p>109.2327962138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/media/benjamin/MyPassport/captures-bloc-calibration-cropped//00007400-2.png</text:p>
          </table:table-cell>
          <table:table-cell office:value-type="float" office:value="1799.96771868072" calcext:value-type="float">
            <text:p>1799.9677186807</text:p>
          </table:table-cell>
          <table:table-cell office:value-type="float" office:value="109.228184388845" calcext:value-type="float">
            <text:p>109.2281843888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/media/benjamin/MyPassport/captures-bloc-calibration-cropped//00007400-3.png</text:p>
          </table:table-cell>
          <table:table-cell office:value-type="float" office:value="1799.97412127725" calcext:value-type="float">
            <text:p>1799.9741212773</text:p>
          </table:table-cell>
          <table:table-cell office:value-type="float" office:value="109.222967847544" calcext:value-type="float">
            <text:p>109.2229678475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/media/benjamin/MyPassport/captures-bloc-calibration-cropped//00007400-4.png</text:p>
          </table:table-cell>
          <table:table-cell office:value-type="float" office:value="1799.96977319131" calcext:value-type="float">
            <text:p>1799.9697731913</text:p>
          </table:table-cell>
          <table:table-cell office:value-type="float" office:value="109.229028804487" calcext:value-type="float">
            <text:p>109.2290288045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/media/benjamin/MyPassport/captures-bloc-calibration-cropped//00007500-0.png</text:p>
          </table:table-cell>
          <table:table-cell office:value-type="float" office:value="1799.39663913729" calcext:value-type="float">
            <text:p>1799.3966391373</text:p>
          </table:table-cell>
          <table:table-cell office:value-type="float" office:value="109.486237669199" calcext:value-type="float">
            <text:p>109.4862376692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/media/benjamin/MyPassport/captures-bloc-calibration-cropped//00007500-1.png</text:p>
          </table:table-cell>
          <table:table-cell office:value-type="float" office:value="1799.39434482926" calcext:value-type="float">
            <text:p>1799.3943448293</text:p>
          </table:table-cell>
          <table:table-cell office:value-type="float" office:value="109.486926799771" calcext:value-type="float">
            <text:p>109.486926799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/media/benjamin/MyPassport/captures-bloc-calibration-cropped//00007500-2.png</text:p>
          </table:table-cell>
          <table:table-cell office:value-type="float" office:value="1799.39387040832" calcext:value-type="float">
            <text:p>1799.3938704083</text:p>
          </table:table-cell>
          <table:table-cell office:value-type="float" office:value="109.489448294912" calcext:value-type="float">
            <text:p>109.4894482949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/media/benjamin/MyPassport/captures-bloc-calibration-cropped//00007500-3.png</text:p>
          </table:table-cell>
          <table:table-cell office:value-type="float" office:value="1799.39826165602" calcext:value-type="float">
            <text:p>1799.398261656</text:p>
          </table:table-cell>
          <table:table-cell office:value-type="float" office:value="109.498306021718" calcext:value-type="float">
            <text:p>109.4983060217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/media/benjamin/MyPassport/captures-bloc-calibration-cropped//00007500-4.png</text:p>
          </table:table-cell>
          <table:table-cell office:value-type="float" office:value="1799.40147522122" calcext:value-type="float">
            <text:p>1799.4014752212</text:p>
          </table:table-cell>
          <table:table-cell office:value-type="float" office:value="109.494108005009" calcext:value-type="float">
            <text:p>109.494108005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/media/benjamin/MyPassport/captures-bloc-calibration-cropped//00007600-0.png</text:p>
          </table:table-cell>
          <table:table-cell office:value-type="float" office:value="1796.46649138601" calcext:value-type="float">
            <text:p>1796.466491386</text:p>
          </table:table-cell>
          <table:table-cell office:value-type="float" office:value="108.928348405676" calcext:value-type="float">
            <text:p>108.9283484057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/media/benjamin/MyPassport/captures-bloc-calibration-cropped//00007600-1.png</text:p>
          </table:table-cell>
          <table:table-cell office:value-type="float" office:value="1796.45994492067" calcext:value-type="float">
            <text:p>1796.4599449207</text:p>
          </table:table-cell>
          <table:table-cell office:value-type="float" office:value="108.925496940022" calcext:value-type="float">
            <text:p>108.9254969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/media/benjamin/MyPassport/captures-bloc-calibration-cropped//00007600-2.png</text:p>
          </table:table-cell>
          <table:table-cell office:value-type="float" office:value="1796.46895242084" calcext:value-type="float">
            <text:p>1796.4689524208</text:p>
          </table:table-cell>
          <table:table-cell office:value-type="float" office:value="108.926120447041" calcext:value-type="float">
            <text:p>108.926120447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/media/benjamin/MyPassport/captures-bloc-calibration-cropped//00007600-3.png</text:p>
          </table:table-cell>
          <table:table-cell office:value-type="float" office:value="1796.46731224099" calcext:value-type="float">
            <text:p>1796.467312241</text:p>
          </table:table-cell>
          <table:table-cell office:value-type="float" office:value="108.924579672151" calcext:value-type="float">
            <text:p>108.9245796722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/media/benjamin/MyPassport/captures-bloc-calibration-cropped//00007600-4.png</text:p>
          </table:table-cell>
          <table:table-cell office:value-type="float" office:value="1796.46766230168" calcext:value-type="float">
            <text:p>1796.4676623017</text:p>
          </table:table-cell>
          <table:table-cell office:value-type="float" office:value="108.931619786521" calcext:value-type="float">
            <text:p>108.9316197865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/media/benjamin/MyPassport/captures-bloc-calibration-cropped//00007700-0.png</text:p>
          </table:table-cell>
          <table:table-cell office:value-type="float" office:value="1794.73168889107" calcext:value-type="float">
            <text:p>1794.7316888911</text:p>
          </table:table-cell>
          <table:table-cell office:value-type="float" office:value="109.79293565886" calcext:value-type="float">
            <text:p>109.7929356589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/media/benjamin/MyPassport/captures-bloc-calibration-cropped//00007700-1.png</text:p>
          </table:table-cell>
          <table:table-cell office:value-type="float" office:value="1794.7297667958" calcext:value-type="float">
            <text:p>1794.7297667958</text:p>
          </table:table-cell>
          <table:table-cell office:value-type="float" office:value="109.794648668367" calcext:value-type="float">
            <text:p>109.7946486684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/media/benjamin/MyPassport/captures-bloc-calibration-cropped//00007700-2.png</text:p>
          </table:table-cell>
          <table:table-cell office:value-type="float" office:value="1794.72963463304" calcext:value-type="float">
            <text:p>1794.729634633</text:p>
          </table:table-cell>
          <table:table-cell office:value-type="float" office:value="109.798939585949" calcext:value-type="float">
            <text:p>109.7989395859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/media/benjamin/MyPassport/captures-bloc-calibration-cropped//00007700-3.png</text:p>
          </table:table-cell>
          <table:table-cell office:value-type="float" office:value="1794.73929996866" calcext:value-type="float">
            <text:p>1794.7392999687</text:p>
          </table:table-cell>
          <table:table-cell office:value-type="float" office:value="109.788958051887" calcext:value-type="float">
            <text:p>109.788958051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/media/benjamin/MyPassport/captures-bloc-calibration-cropped//00007700-4.png</text:p>
          </table:table-cell>
          <table:table-cell office:value-type="float" office:value="1794.72537072781" calcext:value-type="float">
            <text:p>1794.7253707278</text:p>
          </table:table-cell>
          <table:table-cell office:value-type="float" office:value="109.80278603478" calcext:value-type="float">
            <text:p>109.802786034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/media/benjamin/MyPassport/captures-bloc-calibration-cropped//00007800-0.png</text:p>
          </table:table-cell>
          <table:table-cell office:value-type="float" office:value="1793.74201481177" calcext:value-type="float">
            <text:p>1793.7420148118</text:p>
          </table:table-cell>
          <table:table-cell office:value-type="float" office:value="109.990842739321" calcext:value-type="float">
            <text:p>109.9908427393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/media/benjamin/MyPassport/captures-bloc-calibration-cropped//00007800-1.png</text:p>
          </table:table-cell>
          <table:table-cell office:value-type="float" office:value="1793.73770265296" calcext:value-type="float">
            <text:p>1793.737702653</text:p>
          </table:table-cell>
          <table:table-cell office:value-type="float" office:value="109.995516032879" calcext:value-type="float">
            <text:p>109.995516032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/media/benjamin/MyPassport/captures-bloc-calibration-cropped//00007800-2.png</text:p>
          </table:table-cell>
          <table:table-cell office:value-type="float" office:value="1793.74493171391" calcext:value-type="float">
            <text:p>1793.7449317139</text:p>
          </table:table-cell>
          <table:table-cell office:value-type="float" office:value="109.999742930345" calcext:value-type="float">
            <text:p>109.9997429303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/media/benjamin/MyPassport/captures-bloc-calibration-cropped//00007800-3.png</text:p>
          </table:table-cell>
          <table:table-cell office:value-type="float" office:value="1793.73797023138" calcext:value-type="float">
            <text:p>1793.7379702314</text:p>
          </table:table-cell>
          <table:table-cell office:value-type="float" office:value="109.993614294894" calcext:value-type="float">
            <text:p>109.9936142949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/media/benjamin/MyPassport/captures-bloc-calibration-cropped//00007800-4.png</text:p>
          </table:table-cell>
          <table:table-cell office:value-type="float" office:value="1793.73674790999" calcext:value-type="float">
            <text:p>1793.73674791</text:p>
          </table:table-cell>
          <table:table-cell office:value-type="float" office:value="109.998337803593" calcext:value-type="float">
            <text:p>109.998337803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/media/benjamin/MyPassport/captures-bloc-calibration-cropped//00007900-0.png</text:p>
          </table:table-cell>
          <table:table-cell office:value-type="float" office:value="1794.4437600958" calcext:value-type="float">
            <text:p>1794.4437600958</text:p>
          </table:table-cell>
          <table:table-cell office:value-type="float" office:value="108.460375349425" calcext:value-type="float">
            <text:p>108.4603753494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/media/benjamin/MyPassport/captures-bloc-calibration-cropped//00007900-1.png</text:p>
          </table:table-cell>
          <table:table-cell office:value-type="float" office:value="1793.97222865681" calcext:value-type="float">
            <text:p>1793.9722286568</text:p>
          </table:table-cell>
          <table:table-cell office:value-type="float" office:value="109.06392030031" calcext:value-type="float">
            <text:p>109.0639203003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/media/benjamin/MyPassport/captures-bloc-calibration-cropped//00007900-2.png</text:p>
          </table:table-cell>
          <table:table-cell office:value-type="float" office:value="1794.43766583261" calcext:value-type="float">
            <text:p>1794.4376658326</text:p>
          </table:table-cell>
          <table:table-cell office:value-type="float" office:value="108.582291286973" calcext:value-type="float">
            <text:p>108.58229128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/media/benjamin/MyPassport/captures-bloc-calibration-cropped//00007900-3.png</text:p>
          </table:table-cell>
          <table:table-cell office:value-type="float" office:value="1793.81632011705" calcext:value-type="float">
            <text:p>1793.8163201171</text:p>
          </table:table-cell>
          <table:table-cell office:value-type="float" office:value="109.118058978119" calcext:value-type="float">
            <text:p>109.1180589781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/media/benjamin/MyPassport/captures-bloc-calibration-cropped//00007900-4.png</text:p>
          </table:table-cell>
          <table:table-cell office:value-type="float" office:value="1793.82781089089" calcext:value-type="float">
            <text:p>1793.8278108909</text:p>
          </table:table-cell>
          <table:table-cell office:value-type="float" office:value="109.108372115142" calcext:value-type="float">
            <text:p>109.1083721151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/media/benjamin/MyPassport/captures-bloc-calibration-cropped//00008000-0.png</text:p>
          </table:table-cell>
          <table:table-cell office:value-type="float" office:value="1793.98726612643" calcext:value-type="float">
            <text:p>1793.9872661264</text:p>
          </table:table-cell>
          <table:table-cell office:value-type="float" office:value="108.037945463182" calcext:value-type="float">
            <text:p>108.0379454632</text:p>
          </table:table-cell>
          <table:table-cell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/media/benjamin/MyPassport/captures-bloc-calibration-cropped//00008000-1.png</text:p>
          </table:table-cell>
          <table:table-cell office:value-type="float" office:value="1793.98272938102" calcext:value-type="float">
            <text:p>1793.982729381</text:p>
          </table:table-cell>
          <table:table-cell office:value-type="float" office:value="108.047118596743" calcext:value-type="float">
            <text:p>108.0471185967</text:p>
          </table:table-cell>
          <table:table-cell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/media/benjamin/MyPassport/captures-bloc-calibration-cropped//00008000-2.png</text:p>
          </table:table-cell>
          <table:table-cell office:value-type="float" office:value="1793.98186835401" calcext:value-type="float">
            <text:p>1793.981868354</text:p>
          </table:table-cell>
          <table:table-cell office:value-type="float" office:value="108.043768210228" calcext:value-type="float">
            <text:p>108.0437682102</text:p>
          </table:table-cell>
          <table:table-cell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/media/benjamin/MyPassport/captures-bloc-calibration-cropped//00008000-3.png</text:p>
          </table:table-cell>
          <table:table-cell office:value-type="float" office:value="1793.98666213874" calcext:value-type="float">
            <text:p>1793.9866621387</text:p>
          </table:table-cell>
          <table:table-cell office:value-type="float" office:value="108.03974644885" calcext:value-type="float">
            <text:p>108.0397464489</text:p>
          </table:table-cell>
          <table:table-cell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/media/benjamin/MyPassport/captures-bloc-calibration-cropped//00008000-4.png</text:p>
          </table:table-cell>
          <table:table-cell office:value-type="float" office:value="1793.9856235182" calcext:value-type="float">
            <text:p>1793.9856235182</text:p>
          </table:table-cell>
          <table:table-cell office:value-type="float" office:value="108.043876883739" calcext:value-type="float">
            <text:p>108.0438768837</text:p>
          </table:table-cell>
          <table:table-cell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/media/benjamin/MyPassport/captures-bloc-calibration-cropped//00008100-0.png</text:p>
          </table:table-cell>
          <table:table-cell office:value-type="float" office:value="1793.78458173511" calcext:value-type="float">
            <text:p>1793.7845817351</text:p>
          </table:table-cell>
          <table:table-cell office:value-type="float" office:value="107.265330352815" calcext:value-type="float">
            <text:p>107.2653303528</text:p>
          </table:table-cell>
          <table:table-cell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/media/benjamin/MyPassport/captures-bloc-calibration-cropped//00008100-1.png</text:p>
          </table:table-cell>
          <table:table-cell office:value-type="float" office:value="1793.78932621494" calcext:value-type="float">
            <text:p>1793.7893262149</text:p>
          </table:table-cell>
          <table:table-cell office:value-type="float" office:value="107.262447903083" calcext:value-type="float">
            <text:p>107.2624479031</text:p>
          </table:table-cell>
          <table:table-cell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/media/benjamin/MyPassport/captures-bloc-calibration-cropped//00008100-2.png</text:p>
          </table:table-cell>
          <table:table-cell office:value-type="float" office:value="1793.78829533672" calcext:value-type="float">
            <text:p>1793.7882953367</text:p>
          </table:table-cell>
          <table:table-cell office:value-type="float" office:value="107.260785971434" calcext:value-type="float">
            <text:p>107.2607859714</text:p>
          </table:table-cell>
          <table:table-cell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/media/benjamin/MyPassport/captures-bloc-calibration-cropped//00008100-3.png</text:p>
          </table:table-cell>
          <table:table-cell office:value-type="float" office:value="1793.7810438307" calcext:value-type="float">
            <text:p>1793.7810438307</text:p>
          </table:table-cell>
          <table:table-cell office:value-type="float" office:value="107.271904656016" calcext:value-type="float">
            <text:p>107.271904656</text:p>
          </table:table-cell>
          <table:table-cell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/media/benjamin/MyPassport/captures-bloc-calibration-cropped//00008100-4.png</text:p>
          </table:table-cell>
          <table:table-cell office:value-type="float" office:value="1793.79081804028" calcext:value-type="float">
            <text:p>1793.7908180403</text:p>
          </table:table-cell>
          <table:table-cell office:value-type="float" office:value="107.249093567927" calcext:value-type="float">
            <text:p>107.2490935679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/media/benjamin/MyPassport/captures-bloc-calibration-cropped//00008200-0.png</text:p>
          </table:table-cell>
          <table:table-cell office:value-type="float" office:value="1793.49473109596" calcext:value-type="float">
            <text:p>1793.494731096</text:p>
          </table:table-cell>
          <table:table-cell office:value-type="float" office:value="107.600821581226" calcext:value-type="float">
            <text:p>107.6008215812</text:p>
          </table:table-cell>
          <table:table-cell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/media/benjamin/MyPassport/captures-bloc-calibration-cropped//00008200-1.png</text:p>
          </table:table-cell>
          <table:table-cell office:value-type="float" office:value="1793.54268858305" calcext:value-type="float">
            <text:p>1793.5426885831</text:p>
          </table:table-cell>
          <table:table-cell office:value-type="float" office:value="107.635905619555" calcext:value-type="float">
            <text:p>107.6359056196</text:p>
          </table:table-cell>
          <table:table-cell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/media/benjamin/MyPassport/captures-bloc-calibration-cropped//00008200-2.png</text:p>
          </table:table-cell>
          <table:table-cell office:value-type="float" office:value="1793.54756675962" calcext:value-type="float">
            <text:p>1793.5475667596</text:p>
          </table:table-cell>
          <table:table-cell office:value-type="float" office:value="107.637892850309" calcext:value-type="float">
            <text:p>107.6378928503</text:p>
          </table:table-cell>
          <table:table-cell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/media/benjamin/MyPassport/captures-bloc-calibration-cropped//00008200-3.png</text:p>
          </table:table-cell>
          <table:table-cell office:value-type="float" office:value="1793.48321901372" calcext:value-type="float">
            <text:p>1793.4832190137</text:p>
          </table:table-cell>
          <table:table-cell office:value-type="float" office:value="107.61048288567" calcext:value-type="float">
            <text:p>107.6104828857</text:p>
          </table:table-cell>
          <table:table-cell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/media/benjamin/MyPassport/captures-bloc-calibration-cropped//00008200-4.png</text:p>
          </table:table-cell>
          <table:table-cell office:value-type="float" office:value="1793.482234937" calcext:value-type="float">
            <text:p>1793.482234937</text:p>
          </table:table-cell>
          <table:table-cell office:value-type="float" office:value="107.582880821411" calcext:value-type="float">
            <text:p>107.5828808214</text:p>
          </table:table-cell>
          <table:table-cell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/media/benjamin/MyPassport/captures-bloc-calibration-cropped//00008300-0.png</text:p>
          </table:table-cell>
          <table:table-cell office:value-type="float" office:value="1794.64749060774" calcext:value-type="float">
            <text:p>1794.6474906078</text:p>
          </table:table-cell>
          <table:table-cell office:value-type="float" office:value="106.833369051973" calcext:value-type="float">
            <text:p>106.833369052</text:p>
          </table:table-cell>
          <table:table-cell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/media/benjamin/MyPassport/captures-bloc-calibration-cropped//00008300-1.png</text:p>
          </table:table-cell>
          <table:table-cell office:value-type="float" office:value="1794.64742524944" calcext:value-type="float">
            <text:p>1794.6474252495</text:p>
          </table:table-cell>
          <table:table-cell office:value-type="float" office:value="106.833798570262" calcext:value-type="float">
            <text:p>106.8337985703</text:p>
          </table:table-cell>
          <table:table-cell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/media/benjamin/MyPassport/captures-bloc-calibration-cropped//00008300-2.png</text:p>
          </table:table-cell>
          <table:table-cell office:value-type="float" office:value="1794.65659195692" calcext:value-type="float">
            <text:p>1794.6565919569</text:p>
          </table:table-cell>
          <table:table-cell office:value-type="float" office:value="106.834185673267" calcext:value-type="float">
            <text:p>106.8341856733</text:p>
          </table:table-cell>
          <table:table-cell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/media/benjamin/MyPassport/captures-bloc-calibration-cropped//00008300-3.png</text:p>
          </table:table-cell>
          <table:table-cell office:value-type="float" office:value="1794.64454413325" calcext:value-type="float">
            <text:p>1794.6445441333</text:p>
          </table:table-cell>
          <table:table-cell office:value-type="float" office:value="106.829912946635" calcext:value-type="float">
            <text:p>106.8299129466</text:p>
          </table:table-cell>
          <table:table-cell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/media/benjamin/MyPassport/captures-bloc-calibration-cropped//00008300-4.png</text:p>
          </table:table-cell>
          <table:table-cell office:value-type="float" office:value="1794.66537641092" calcext:value-type="float">
            <text:p>1794.6653764109</text:p>
          </table:table-cell>
          <table:table-cell office:value-type="float" office:value="106.841226311023" calcext:value-type="float">
            <text:p>106.841226311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/media/benjamin/MyPassport/captures-bloc-calibration-cropped//00008400-0.png</text:p>
          </table:table-cell>
          <table:table-cell office:value-type="float" office:value="1792.5486739922" calcext:value-type="float">
            <text:p>1792.5486739922</text:p>
          </table:table-cell>
          <table:table-cell office:value-type="float" office:value="107.572201153827" calcext:value-type="float">
            <text:p>107.5722011538</text:p>
          </table:table-cell>
          <table:table-cell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/media/benjamin/MyPassport/captures-bloc-calibration-cropped//00008400-1.png</text:p>
          </table:table-cell>
          <table:table-cell office:value-type="float" office:value="1792.5524483939" calcext:value-type="float">
            <text:p>1792.5524483939</text:p>
          </table:table-cell>
          <table:table-cell office:value-type="float" office:value="107.573980544973" calcext:value-type="float">
            <text:p>107.573980545</text:p>
          </table:table-cell>
          <table:table-cell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/media/benjamin/MyPassport/captures-bloc-calibration-cropped//00008400-2.png</text:p>
          </table:table-cell>
          <table:table-cell office:value-type="float" office:value="1792.546767982" calcext:value-type="float">
            <text:p>1792.546767982</text:p>
          </table:table-cell>
          <table:table-cell office:value-type="float" office:value="107.571819628147" calcext:value-type="float">
            <text:p>107.5718196281</text:p>
          </table:table-cell>
          <table:table-cell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/media/benjamin/MyPassport/captures-bloc-calibration-cropped//00008400-3.png</text:p>
          </table:table-cell>
          <table:table-cell office:value-type="float" office:value="1793.07066827917" calcext:value-type="float">
            <text:p>1793.0706682792</text:p>
          </table:table-cell>
          <table:table-cell office:value-type="float" office:value="107.515723825732" calcext:value-type="float">
            <text:p>107.5157238257</text:p>
          </table:table-cell>
          <table:table-cell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/media/benjamin/MyPassport/captures-bloc-calibration-cropped//00008400-4.png</text:p>
          </table:table-cell>
          <table:table-cell office:value-type="float" office:value="1792.55276860341" calcext:value-type="float">
            <text:p>1792.5527686034</text:p>
          </table:table-cell>
          <table:table-cell office:value-type="float" office:value="107.575144276879" calcext:value-type="float">
            <text:p>107.5751442769</text:p>
          </table:table-cell>
          <table:table-cell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/media/benjamin/MyPassport/captures-bloc-calibration-cropped//00008500-0.png</text:p>
          </table:table-cell>
          <table:table-cell office:value-type="float" office:value="1792.5277216564" calcext:value-type="float">
            <text:p>1792.5277216564</text:p>
          </table:table-cell>
          <table:table-cell office:value-type="float" office:value="107.562048595132" calcext:value-type="float">
            <text:p>107.5620485951</text:p>
          </table:table-cell>
          <table:table-cell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/media/benjamin/MyPassport/captures-bloc-calibration-cropped//00008500-1.png</text:p>
          </table:table-cell>
          <table:table-cell office:value-type="float" office:value="1792.53208032692" calcext:value-type="float">
            <text:p>1792.5320803269</text:p>
          </table:table-cell>
          <table:table-cell office:value-type="float" office:value="107.567173130503" calcext:value-type="float">
            <text:p>107.5671731305</text:p>
          </table:table-cell>
          <table:table-cell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/media/benjamin/MyPassport/captures-bloc-calibration-cropped//00008500-2.png</text:p>
          </table:table-cell>
          <table:table-cell office:value-type="float" office:value="1792.53761864754" calcext:value-type="float">
            <text:p>1792.5376186475</text:p>
          </table:table-cell>
          <table:table-cell office:value-type="float" office:value="107.57751737039" calcext:value-type="float">
            <text:p>107.5775173704</text:p>
          </table:table-cell>
          <table:table-cell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/media/benjamin/MyPassport/captures-bloc-calibration-cropped//00008500-3.png</text:p>
          </table:table-cell>
          <table:table-cell office:value-type="float" office:value="1792.54110992119" calcext:value-type="float">
            <text:p>1792.5411099212</text:p>
          </table:table-cell>
          <table:table-cell office:value-type="float" office:value="107.580545481358" calcext:value-type="float">
            <text:p>107.5805454814</text:p>
          </table:table-cell>
          <table:table-cell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/media/benjamin/MyPassport/captures-bloc-calibration-cropped//00008500-4.png</text:p>
          </table:table-cell>
          <table:table-cell office:value-type="float" office:value="1792.53878847179" calcext:value-type="float">
            <text:p>1792.5387884718</text:p>
          </table:table-cell>
          <table:table-cell office:value-type="float" office:value="107.575754026533" calcext:value-type="float">
            <text:p>107.5757540265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/media/benjamin/MyPassport/captures-bloc-calibration-cropped//00008600-0.png</text:p>
          </table:table-cell>
          <table:table-cell office:value-type="float" office:value="1791.57227358357" calcext:value-type="float">
            <text:p>1791.5722735836</text:p>
          </table:table-cell>
          <table:table-cell office:value-type="float" office:value="108.032318296895" calcext:value-type="float">
            <text:p>108.0323182969</text:p>
          </table:table-cell>
          <table:table-cell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/media/benjamin/MyPassport/captures-bloc-calibration-cropped//00008600-1.png</text:p>
          </table:table-cell>
          <table:table-cell office:value-type="float" office:value="1791.55465559908" calcext:value-type="float">
            <text:p>1791.5546555991</text:p>
          </table:table-cell>
          <table:table-cell office:value-type="float" office:value="108.016874854806" calcext:value-type="float">
            <text:p>108.0168748548</text:p>
          </table:table-cell>
          <table:table-cell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/media/benjamin/MyPassport/captures-bloc-calibration-cropped//00008600-2.png</text:p>
          </table:table-cell>
          <table:table-cell office:value-type="float" office:value="1791.5650703764" calcext:value-type="float">
            <text:p>1791.5650703764</text:p>
          </table:table-cell>
          <table:table-cell office:value-type="float" office:value="108.023225697527" calcext:value-type="float">
            <text:p>108.0232256975</text:p>
          </table:table-cell>
          <table:table-cell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/media/benjamin/MyPassport/captures-bloc-calibration-cropped//00008600-3.png</text:p>
          </table:table-cell>
          <table:table-cell office:value-type="float" office:value="1791.55091986685" calcext:value-type="float">
            <text:p>1791.5509198669</text:p>
          </table:table-cell>
          <table:table-cell office:value-type="float" office:value="108.013777446498" calcext:value-type="float">
            <text:p>108.0137774465</text:p>
          </table:table-cell>
          <table:table-cell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/media/benjamin/MyPassport/captures-bloc-calibration-cropped//00008600-4.png</text:p>
          </table:table-cell>
          <table:table-cell office:value-type="float" office:value="1791.55763104518" calcext:value-type="float">
            <text:p>1791.5576310452</text:p>
          </table:table-cell>
          <table:table-cell office:value-type="float" office:value="108.016518641295" calcext:value-type="float">
            <text:p>108.0165186413</text:p>
          </table:table-cell>
          <table:table-cell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/media/benjamin/MyPassport/captures-bloc-calibration-cropped//00008700-0.png</text:p>
          </table:table-cell>
          <table:table-cell office:value-type="float" office:value="1791.23652034874" calcext:value-type="float">
            <text:p>1791.2365203487</text:p>
          </table:table-cell>
          <table:table-cell office:value-type="float" office:value="107.844885087018" calcext:value-type="float">
            <text:p>107.844885087</text:p>
          </table:table-cell>
          <table:table-cell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/media/benjamin/MyPassport/captures-bloc-calibration-cropped//00008700-1.png</text:p>
          </table:table-cell>
          <table:table-cell office:value-type="float" office:value="1791.22377439653" calcext:value-type="float">
            <text:p>1791.2237743965</text:p>
          </table:table-cell>
          <table:table-cell office:value-type="float" office:value="107.82933464224" calcext:value-type="float">
            <text:p>107.8293346422</text:p>
          </table:table-cell>
          <table:table-cell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/media/benjamin/MyPassport/captures-bloc-calibration-cropped//00008700-2.png</text:p>
          </table:table-cell>
          <table:table-cell office:value-type="float" office:value="1791.23059967476" calcext:value-type="float">
            <text:p>1791.2305996748</text:p>
          </table:table-cell>
          <table:table-cell office:value-type="float" office:value="107.836235066595" calcext:value-type="float">
            <text:p>107.8362350666</text:p>
          </table:table-cell>
          <table:table-cell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/media/benjamin/MyPassport/captures-bloc-calibration-cropped//00008700-3.png</text:p>
          </table:table-cell>
          <table:table-cell office:value-type="float" office:value="1791.23649264645" calcext:value-type="float">
            <text:p>1791.2364926465</text:p>
          </table:table-cell>
          <table:table-cell office:value-type="float" office:value="107.84387435636" calcext:value-type="float">
            <text:p>107.8438743564</text:p>
          </table:table-cell>
          <table:table-cell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/media/benjamin/MyPassport/captures-bloc-calibration-cropped//00008700-4.png</text:p>
          </table:table-cell>
          <table:table-cell office:value-type="float" office:value="1791.22084317149" calcext:value-type="float">
            <text:p>1791.2208431715</text:p>
          </table:table-cell>
          <table:table-cell office:value-type="float" office:value="107.820202342668" calcext:value-type="float">
            <text:p>107.8202023427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/media/benjamin/MyPassport/captures-bloc-calibration-cropped//00008800-0.png</text:p>
          </table:table-cell>
          <table:table-cell office:value-type="float" office:value="1790.26520026507" calcext:value-type="float">
            <text:p>1790.2652002651</text:p>
          </table:table-cell>
          <table:table-cell office:value-type="float" office:value="107.938967596226" calcext:value-type="float">
            <text:p>107.9389675962</text:p>
          </table:table-cell>
          <table:table-cell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/media/benjamin/MyPassport/captures-bloc-calibration-cropped//00008800-1.png</text:p>
          </table:table-cell>
          <table:table-cell office:value-type="float" office:value="1790.25910702741" calcext:value-type="float">
            <text:p>1790.2591070274</text:p>
          </table:table-cell>
          <table:table-cell office:value-type="float" office:value="107.934220349673" calcext:value-type="float">
            <text:p>107.9342203497</text:p>
          </table:table-cell>
          <table:table-cell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/media/benjamin/MyPassport/captures-bloc-calibration-cropped//00008800-2.png</text:p>
          </table:table-cell>
          <table:table-cell office:value-type="float" office:value="1790.2592541551" calcext:value-type="float">
            <text:p>1790.2592541551</text:p>
          </table:table-cell>
          <table:table-cell office:value-type="float" office:value="107.933413306024" calcext:value-type="float">
            <text:p>107.933413306</text:p>
          </table:table-cell>
          <table:table-cell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/media/benjamin/MyPassport/captures-bloc-calibration-cropped//00008800-3.png</text:p>
          </table:table-cell>
          <table:table-cell office:value-type="float" office:value="1790.26446079328" calcext:value-type="float">
            <text:p>1790.2644607933</text:p>
          </table:table-cell>
          <table:table-cell office:value-type="float" office:value="107.942553674947" calcext:value-type="float">
            <text:p>107.9425536749</text:p>
          </table:table-cell>
          <table:table-cell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/media/benjamin/MyPassport/captures-bloc-calibration-cropped//00008800-4.png</text:p>
          </table:table-cell>
          <table:table-cell office:value-type="float" office:value="1790.26775361737" calcext:value-type="float">
            <text:p>1790.2677536174</text:p>
          </table:table-cell>
          <table:table-cell office:value-type="float" office:value="107.936382569837" calcext:value-type="float">
            <text:p>107.9363825698</text:p>
          </table:table-cell>
          <table:table-cell/>
        </table:table-row>
        <calcext:conditional-formats>
          <calcext:conditional-format calcext:target-range-address="'center-finder_diffraction_log (copy)'.E2:'center-finder_diffraction_log (copy)'.E44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159.99mm" svg:height="89.99mm" svg:x="76.17mm" svg:y="0.74mm">
            <loext:p draw:notify-on-update-of-ranges="Sheet2.A1:Sheet2.A10 Sheet2.B1:Sheet2.B1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5" table:number-columns-repeated="2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6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6T12:13:52.326218384</dc:date>
    <meta:editing-duration>PT7M54S</meta:editing-duration>
    <meta:editing-cycles>1</meta:editing-cycles>
    <meta:document-statistic meta:table-count="2" meta:cell-count="1800" meta:object-count="1"/>
    <meta:generator>LibreOffice/5.1.6.2$Linux_X86_64 LibreOffice_project/10m0$Build-2</meta:generator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2.A1:Sheet2.B10" svg:x="0.32cm" svg:y="0.18cm" svg:width="12.508cm" svg:height="8.64cm">
          <chartooo:coordinate-region svg:x="0.756cm" svg:y="0.379cm" svg:width="11.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1:Sheet2.B10" chart:class="chart:scatter">
            <chart:domain table:cell-range-address="Sheet2.A1:Sheet2.A10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2.A1:Sheet2.A10</svg:desc>
                </draw:g>
              </table:table-cell>
              <table:table-cell office:value-type="float" office:value="1">
                <text:p>1</text:p>
                <draw:g>
                  <svg:desc>Sheet2.B1:Sheet2.B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